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fb501" officeooo:paragraph-rsid="000fb501"/>
    </style:style>
    <style:style style:name="P2" style:family="paragraph" style:parent-style-name="Preformatted_20_Text">
      <style:text-properties officeooo:paragraph-rsid="000fb5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tharva C Mahamuni.</text:p>
      <text:p text:style-name="P1">Class: M.Sc.C.S.-1</text:p>
      <text:p text:style-name="P1">Practical Assignment 1: RDBMS Concepts using MySQL</text:p>
      <text:p text:style-name="Preformatted_20_Text"/>
      <text:p text:style-name="Preformatted_20_Text"/>
      <text:p text:style-name="Preformatted_20_Text">(1) Student- Competition database</text:p>
      <text:p text:style-name="Preformatted_20_Text">Consider the following database maintained by a school to record the details of all the</text:p>
      <text:p text:style-name="Preformatted_20_Text">competitions organized by the school every year. The school maintains information about</text:p>
      <text:p text:style-name="Preformatted_20_Text">students as well as</text:p>
      <text:p text:style-name="Preformatted_20_Text">competitions. Competition type can be like ‘academics’ or ‘sports’</text:p>
      <text:p text:style-name="Preformatted_20_Text">etc. Following are the tables</text:p>
      <text:p text:style-name="Preformatted_20_Text"><text:tab/>1. Student (sreg_no int , name char(30), class char(10))</text:p>
      <text:p text:style-name="Preformatted_20_Text"><text:tab/>2. Competition(c_no int , name char(20), type char(15))</text:p>
      <text:p text:style-name="Preformatted_20_Text">The relationship is as follows .</text:p>
      <text:p text:style-name="Preformatted_20_Text"><text:tab/>Student-competition : M-M with described attributes rank and year.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mysql&gt; desc Student;</text:p>
      <text:p text:style-name="Preformatted_20_Text">+---------+----------+------+-----+---------+-------+</text:p>
      <text:p text:style-name="Preformatted_20_Text">| Field <text:s text:c="2"/>| Type <text:s text:c="4"/>| Null | Key | Default | Extra |</text:p>
      <text:p text:style-name="Preformatted_20_Text">+---------+----------+------+-----+---------+-------+</text:p>
      <text:p text:style-name="Preformatted_20_Text">| sreg_no | int <text:s text:c="5"/>| NO <text:s text:c="2"/>| PRI | NULL <text:s text:c="3"/>| <text:s text:c="6"/>|</text:p>
      <text:p text:style-name="Preformatted_20_Text">| name <text:s text:c="3"/>| char(30) | YES <text:s/>| <text:s text:c="4"/>| NULL <text:s text:c="3"/>| <text:s text:c="6"/>|</text:p>
      <text:p text:style-name="Preformatted_20_Text">| class <text:s text:c="2"/>| char(10) | YES <text:s/>| <text:s text:c="4"/>| NULL <text:s text:c="3"/>| <text:s text:c="6"/>|</text:p>
      <text:p text:style-name="Preformatted_20_Text">+---------+----------+------+-----+---------+-------+</text:p>
      <text:p text:style-name="Preformatted_20_Text">3 rows in set (0.00 sec)</text:p>
      <text:p text:style-name="Preformatted_20_Text"/>
      <text:p text:style-name="Preformatted_20_Text">mysql&gt; select * from Student;</text:p>
      <text:p text:style-name="Preformatted_20_Text">+---------+-----------+-------+</text:p>
      <text:p text:style-name="Preformatted_20_Text">| sreg_no | name <text:s text:c="5"/>| class |</text:p>
      <text:p text:style-name="Preformatted_20_Text">+---------+-----------+-------+</text:p>
      <text:p text:style-name="Preformatted_20_Text">| <text:s text:c="6"/>1 | Ak <text:s text:c="7"/>| 5th <text:s text:c="2"/>|</text:p>
      <text:p text:style-name="Preformatted_20_Text">| <text:s text:c="6"/>2 | Akya <text:s text:c="5"/>| 7th <text:s text:c="2"/>|</text:p>
      <text:p text:style-name="Preformatted_20_Text">| <text:s text:c="6"/>3 | AtharvaCM | 10th <text:s/>|</text:p>
      <text:p text:style-name="Preformatted_20_Text">| <text:s text:c="6"/>4 | RJ <text:s text:c="7"/>| 9th <text:s text:c="2"/>|</text:p>
      <text:p text:style-name="Preformatted_20_Text">| <text:s text:c="6"/>5 | SSK <text:s text:c="6"/>| 8th <text:s text:c="2"/>|</text:p>
      <text:p text:style-name="Preformatted_20_Text">+---------+-----------+-------+</text:p>
      <text:p text:style-name="Preformatted_20_Text">5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mysql&gt; desc Competition;</text:p>
      <text:p text:style-name="Preformatted_20_Text">+-------+----------+------+-----+---------+-------+</text:p>
      <text:p text:style-name="Preformatted_20_Text">| Field | Type <text:s text:c="4"/>| Null | Key | Default | Extra |</text:p>
      <text:p text:style-name="Preformatted_20_Text">+-------+----------+------+-----+---------+-------+</text:p>
      <text:p text:style-name="Preformatted_20_Text">| c_no <text:s/>| int <text:s text:c="5"/>| NO <text:s text:c="2"/>| PRI | NULL <text:s text:c="3"/>| <text:s text:c="6"/>|</text:p>
      <text:p text:style-name="Preformatted_20_Text">| name <text:s/>| char(20) | YES <text:s/>| <text:s text:c="4"/>| NULL <text:s text:c="3"/>| <text:s text:c="6"/>|</text:p>
      <text:p text:style-name="Preformatted_20_Text">| type <text:s/>| char(15) | YES <text:s/>| <text:s text:c="4"/>| NULL <text:s text:c="3"/>| <text:s text:c="6"/>|</text:p>
      <text:p text:style-name="Preformatted_20_Text">+-------+----------+------+-----+---------+-------+</text:p>
      <text:p text:style-name="Preformatted_20_Text">3 rows in set (0.00 sec)</text:p>
      <text:p text:style-name="Preformatted_20_Text"/>
      <text:p text:style-name="Preformatted_20_Text">mysql&gt; select * from Competition;</text:p>
      <text:p text:style-name="Preformatted_20_Text">+------+-------------+-----------+</text:p>
      <text:p text:style-name="Preformatted_20_Text">| c_no | name <text:s text:c="7"/>| type <text:s text:c="5"/>|</text:p>
      <text:p text:style-name="Preformatted_20_Text">+------+-------------+-----------+</text:p>
      <text:p text:style-name="Preformatted_20_Text">| <text:s/>101 | Webmaster <text:s text:c="2"/>| academics |</text:p>
      <text:p text:style-name="Preformatted_20_Text">| <text:s/>102 | C <text:s text:c="10"/>| academics |</text:p>
      <text:p text:style-name="Preformatted_20_Text">| <text:s/>103 | Football <text:s text:c="3"/>| sports <text:s text:c="3"/>|</text:p>
      <text:p text:style-name="Preformatted_20_Text">| <text:s/>104 | Cricket <text:s text:c="4"/>| sports <text:s text:c="3"/>|</text:p>
      <text:p text:style-name="Preformatted_20_Text">| <text:s/>105 | CS <text:s text:c="9"/>| esports <text:s text:c="2"/>|</text:p>
      <text:p text:style-name="Preformatted_20_Text">| <text:s/>106 | RunningRace | sports <text:s text:c="3"/>|</text:p>
      <text:p text:style-name="Preformatted_20_Text"><text:soft-page-break/>+------+-------------+-----------+</text:p>
      <text:p text:style-name="Preformatted_20_Text">6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mysql&gt; desc Stud_Comp;</text:p>
      <text:p text:style-name="Preformatted_20_Text">+---------+----------+------+-----+---------+-------+</text:p>
      <text:p text:style-name="Preformatted_20_Text">| Field <text:s text:c="2"/>| Type <text:s text:c="4"/>| Null | Key | Default | Extra |</text:p>
      <text:p text:style-name="Preformatted_20_Text">+---------+----------+------+-----+---------+-------+</text:p>
      <text:p text:style-name="Preformatted_20_Text">| sreg_no | int <text:s text:c="5"/>| NO <text:s text:c="2"/>| MUL | NULL <text:s text:c="3"/>| <text:s text:c="6"/>|</text:p>
      <text:p text:style-name="Preformatted_20_Text">| c_no <text:s text:c="3"/>| int <text:s text:c="5"/>| NO <text:s text:c="2"/>| MUL | NULL <text:s text:c="3"/>| <text:s text:c="6"/>|</text:p>
      <text:p text:style-name="Preformatted_20_Text">| rank1 <text:s text:c="2"/>| char(10) | YES <text:s/>| <text:s text:c="4"/>| NULL <text:s text:c="3"/>| <text:s text:c="6"/>|</text:p>
      <text:p text:style-name="Preformatted_20_Text">| year <text:s text:c="3"/>| int <text:s text:c="5"/>| YES <text:s/>| <text:s text:c="4"/>| NULL <text:s text:c="3"/>| <text:s text:c="6"/>|</text:p>
      <text:p text:style-name="Preformatted_20_Text">+---------+----------+------+-----+---------+-------+</text:p>
      <text:p text:style-name="Preformatted_20_Text">4 rows in set (0.00 sec)</text:p>
      <text:p text:style-name="Preformatted_20_Text"/>
      <text:p text:style-name="Preformatted_20_Text">mysql&gt; select * from Stud_Comp limit 5;</text:p>
      <text:p text:style-name="Preformatted_20_Text">+---------+------+-------+------+</text:p>
      <text:p text:style-name="Preformatted_20_Text">| sreg_no | c_no | rank1 | year |</text:p>
      <text:p text:style-name="Preformatted_20_Text">+---------+------+-------+------+</text:p>
      <text:p text:style-name="Preformatted_20_Text">| <text:s text:c="6"/>1 | <text:s/>101 | 1st <text:s text:c="2"/>| 1995 |</text:p>
      <text:p text:style-name="Preformatted_20_Text">| <text:s text:c="6"/>1 | <text:s/>101 | 1st <text:s text:c="2"/>| 1996 |</text:p>
      <text:p text:style-name="Preformatted_20_Text">| <text:s text:c="6"/>2 | <text:s/>102 | 1st <text:s text:c="2"/>| 1996 |</text:p>
      <text:p text:style-name="Preformatted_20_Text">| <text:s text:c="6"/>1 | <text:s/>102 | 2nd <text:s text:c="2"/>| 1996 |</text:p>
      <text:p text:style-name="Preformatted_20_Text">| <text:s text:c="6"/>1 | <text:s/>102 | 2nd <text:s text:c="2"/>| 1995 |</text:p>
      <text:p text:style-name="Preformatted_20_Text">+---------+------+-------+------+</text:p>
      <text:p text:style-name="Preformatted_20_Text">5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***********(a) Queries:************</text:p>
      <text:p text:style-name="Preformatted_20_Text"/>
      <text:p text:style-name="Preformatted_20_Text">1] List out all the competitions held in the school.</text:p>
      <text:p text:style-name="Preformatted_20_Text"/>
      <text:p text:style-name="Preformatted_20_Text">mysql&gt; select name from Competition;</text:p>
      <text:p text:style-name="Preformatted_20_Text">+-----------+</text:p>
      <text:p text:style-name="Preformatted_20_Text">| name <text:s text:c="5"/>|</text:p>
      <text:p text:style-name="Preformatted_20_Text">+-----------+</text:p>
      <text:p text:style-name="Preformatted_20_Text">| Webmaster |</text:p>
      <text:p text:style-name="Preformatted_20_Text">| C <text:s text:c="8"/>|</text:p>
      <text:p text:style-name="Preformatted_20_Text">| Football <text:s/>|</text:p>
      <text:p text:style-name="Preformatted_20_Text">| Cricket <text:s text:c="2"/>|</text:p>
      <text:p text:style-name="Preformatted_20_Text">| CS <text:s text:c="7"/>|</text:p>
      <text:p text:style-name="Preformatted_20_Text">+-----------+</text:p>
      <text:p text:style-name="Preformatted_20_Text">5 rows in set (0.01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2] List the names of all the students who have secured 1st rank in running race from 1995 to</text:p>
      <text:p text:style-name="Preformatted_20_Text">1996.</text:p>
      <text:p text:style-name="Preformatted_20_Text"/>
      <text:p text:style-name="Preformatted_20_Text">mysql&gt; select Student.name, Competition.name, Stud_Comp.year from Student, Competition, Stud_Comp where Student.sreg_no = Stud_Comp.sreg_no and Competition.c_no = Stud_Comp.c_no and Stud_Comp.rank1 = '1st' and Stud_Comp.year between 1995 and 1996;</text:p>
      <text:p text:style-name="Preformatted_20_Text">+------+-------------+------+</text:p>
      <text:p text:style-name="Preformatted_20_Text">| name | name <text:s text:c="7"/>| year |</text:p>
      <text:p text:style-name="Preformatted_20_Text">+------+-------------+------+</text:p>
      <text:p text:style-name="Preformatted_20_Text">| Ak <text:s text:c="2"/>| Webmaster <text:s text:c="2"/>| 1995 |</text:p>
      <text:p text:style-name="Preformatted_20_Text">| Ak <text:s text:c="2"/>| Webmaster <text:s text:c="2"/>| 1996 |</text:p>
      <text:p text:style-name="Preformatted_20_Text">| Akya | C <text:s text:c="10"/>| 1996 |</text:p>
      <text:p text:style-name="Preformatted_20_Text">| Akya | CS <text:s text:c="9"/>| 1996 |</text:p>
      <text:p text:style-name="Preformatted_20_Text">| Akya | RunningRace | 1996 |</text:p>
      <text:p text:style-name="Preformatted_20_Text"><text:soft-page-break/>+------+-------------+------+</text:p>
      <text:p text:style-name="Preformatted_20_Text">5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3] Give the name of a student who has won maximum number of competitions.</text:p>
      <text:p text:style-name="Preformatted_20_Text"/>
      <text:p text:style-name="Preformatted_20_Text">mysql&gt; select Student.name, count(if (Student.sreg_no = Stud_Comp.sreg_no and Stud_Comp.rank1 = '1st', 1, NULL)) as ez from Student, Stud_Comp group by Student.sreg_no order by ez desc limit 1;</text:p>
      <text:p text:style-name="Preformatted_20_Text">+------+----+</text:p>
      <text:p text:style-name="Preformatted_20_Text">| name | ez |</text:p>
      <text:p text:style-name="Preformatted_20_Text">+------+----+</text:p>
      <text:p text:style-name="Preformatted_20_Text">| Akya | <text:s/>7 |</text:p>
      <text:p text:style-name="Preformatted_20_Text">+------+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4] Find out the total number of competitions organized in the school for competition type 'sports'.</text:p>
      <text:p text:style-name="Preformatted_20_Text"/>
      <text:p text:style-name="Preformatted_20_Text">mysql&gt; select count(if (Competition.c_no = Stud_Comp.c_no and Competition.type = 'sports', 1, NULL)) as total_sports_competitions from Competition, Stud_Comp;</text:p>
      <text:p text:style-name="Preformatted_20_Text">+---------------------------+</text:p>
      <text:p text:style-name="Preformatted_20_Text">| total_sports_competitions |</text:p>
      <text:p text:style-name="Preformatted_20_Text">+---------------------------+</text:p>
      <text:p text:style-name="Preformatted_20_Text">| <text:s text:c="23"/>23 |</text:p>
      <text:p text:style-name="Preformatted_20_Text">+---------------------------+</text:p>
      <text:p text:style-name="Preformatted_20_Text">1 row in set (0.00 sec)</text:p>
      <text:p text:style-name="Preformatted_20_Text"/>
      <text:p text:style-name="Preformatted_20_Text">mysql&gt; select Competition.name from Competition where type = 'sports';</text:p>
      <text:p text:style-name="Preformatted_20_Text">+-------------+</text:p>
      <text:p text:style-name="Preformatted_20_Text">| name <text:s text:c="7"/>|</text:p>
      <text:p text:style-name="Preformatted_20_Text">+-------------+</text:p>
      <text:p text:style-name="Preformatted_20_Text">| Football <text:s text:c="3"/>|</text:p>
      <text:p text:style-name="Preformatted_20_Text">| Cricket <text:s text:c="4"/>|</text:p>
      <text:p text:style-name="Preformatted_20_Text">| RunningRace |</text:p>
      <text:p text:style-name="Preformatted_20_Text">+-------------+</text:p>
      <text:p text:style-name="Preformatted_20_Text">3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5] Find out the details of students participating in different competitions.</text:p>
      <text:p text:style-name="Preformatted_20_Text"/>
      <text:p text:style-name="Preformatted_20_Text">mysql&gt; select distinct Student.*, Competition.name from Student, Competition, Stud_Comp where Competition.c_no = Stud_Comp.c_no and Student.sreg_no = Stud_Comp.sreg_no;</text:p>
      <text:p text:style-name="Preformatted_20_Text">+---------+-----------+-------+-------------+</text:p>
      <text:p text:style-name="Preformatted_20_Text">| sreg_no | name <text:s text:c="5"/>| class | name <text:s text:c="7"/>|</text:p>
      <text:p text:style-name="Preformatted_20_Text">+---------+-----------+-------+-------------+</text:p>
      <text:p text:style-name="Preformatted_20_Text">| <text:s text:c="6"/>1 | Ak <text:s text:c="7"/>| 5th <text:s text:c="2"/>| Webmaster <text:s text:c="2"/>|</text:p>
      <text:p text:style-name="Preformatted_20_Text">| <text:s text:c="6"/>1 | Ak <text:s text:c="7"/>| 5th <text:s text:c="2"/>| C <text:s text:c="10"/>|</text:p>
      <text:p text:style-name="Preformatted_20_Text">| <text:s text:c="6"/>1 | Ak <text:s text:c="7"/>| 5th <text:s text:c="2"/>| Cricket <text:s text:c="4"/>|</text:p>
      <text:p text:style-name="Preformatted_20_Text">| <text:s text:c="6"/>1 | Ak <text:s text:c="7"/>| 5th <text:s text:c="2"/>| CS <text:s text:c="9"/>|</text:p>
      <text:p text:style-name="Preformatted_20_Text">| <text:s text:c="6"/>1 | Ak <text:s text:c="7"/>| 5th <text:s text:c="2"/>| RunningRace |</text:p>
      <text:p text:style-name="Preformatted_20_Text">| <text:s text:c="6"/>2 | Akya <text:s text:c="5"/>| 7th <text:s text:c="2"/>| Webmaster <text:s text:c="2"/>|</text:p>
      <text:p text:style-name="Preformatted_20_Text">| <text:s text:c="6"/>2 | Akya <text:s text:c="5"/>| 7th <text:s text:c="2"/>| C <text:s text:c="10"/>|</text:p>
      <text:p text:style-name="Preformatted_20_Text">| <text:s text:c="6"/>2 | Akya <text:s text:c="5"/>| 7th <text:s text:c="2"/>| Football <text:s text:c="3"/>|</text:p>
      <text:p text:style-name="Preformatted_20_Text">| <text:s text:c="6"/>2 | Akya <text:s text:c="5"/>| 7th <text:s text:c="2"/>| CS <text:s text:c="9"/>|</text:p>
      <text:p text:style-name="Preformatted_20_Text">| <text:s text:c="6"/>2 | Akya <text:s text:c="5"/>| 7th <text:s text:c="2"/>| RunningRace |</text:p>
      <text:p text:style-name="Preformatted_20_Text">| <text:s text:c="6"/>3 | AtharvaCM | 10th <text:s/>| C <text:s text:c="10"/>|</text:p>
      <text:p text:style-name="Preformatted_20_Text">| <text:s text:c="6"/>3 | AtharvaCM | 10th <text:s/>| Football <text:s text:c="3"/>|</text:p>
      <text:p text:style-name="Preformatted_20_Text">| <text:s text:c="6"/>3 | AtharvaCM | 10th <text:s/>| CS <text:s text:c="9"/>|</text:p>
      <text:p text:style-name="Preformatted_20_Text"><text:soft-page-break/>| <text:s text:c="6"/>3 | AtharvaCM | 10th <text:s/>| RunningRace |</text:p>
      <text:p text:style-name="Preformatted_20_Text">| <text:s text:c="6"/>4 | RJ <text:s text:c="7"/>| 9th <text:s text:c="2"/>| Webmaster <text:s text:c="2"/>|</text:p>
      <text:p text:style-name="Preformatted_20_Text">| <text:s text:c="6"/>4 | RJ <text:s text:c="7"/>| 9th <text:s text:c="2"/>| C <text:s text:c="10"/>|</text:p>
      <text:p text:style-name="Preformatted_20_Text">| <text:s text:c="6"/>4 | RJ <text:s text:c="7"/>| 9th <text:s text:c="2"/>| Cricket <text:s text:c="4"/>|</text:p>
      <text:p text:style-name="Preformatted_20_Text">| <text:s text:c="6"/>4 | RJ <text:s text:c="7"/>| 9th <text:s text:c="2"/>| CS <text:s text:c="9"/>|</text:p>
      <text:p text:style-name="Preformatted_20_Text">| <text:s text:c="6"/>4 | RJ <text:s text:c="7"/>| 9th <text:s text:c="2"/>| RunningRace |</text:p>
      <text:p text:style-name="Preformatted_20_Text">| <text:s text:c="6"/>5 | SSK <text:s text:c="6"/>| 8th <text:s text:c="2"/>| Webmaster <text:s text:c="2"/>|</text:p>
      <text:p text:style-name="Preformatted_20_Text">| <text:s text:c="6"/>5 | SSK <text:s text:c="6"/>| 8th <text:s text:c="2"/>| C <text:s text:c="10"/>|</text:p>
      <text:p text:style-name="Preformatted_20_Text">| <text:s text:c="6"/>5 | SSK <text:s text:c="6"/>| 8th <text:s text:c="2"/>| Football <text:s text:c="3"/>|</text:p>
      <text:p text:style-name="Preformatted_20_Text">| <text:s text:c="6"/>5 | SSK <text:s text:c="6"/>| 8th <text:s text:c="2"/>| Cricket <text:s text:c="4"/>|</text:p>
      <text:p text:style-name="Preformatted_20_Text">| <text:s text:c="6"/>5 | SSK <text:s text:c="6"/>| 8th <text:s text:c="2"/>| CS <text:s text:c="9"/>|</text:p>
      <text:p text:style-name="Preformatted_20_Text">| <text:s text:c="6"/>5 | SSK <text:s text:c="6"/>| 8th <text:s text:c="2"/>| RunningRace |</text:p>
      <text:p text:style-name="Preformatted_20_Text">+---------+-----------+-------+-------------+</text:p>
      <text:p text:style-name="Preformatted_20_Text">25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>************(b) Stored Procedures:*************</text:p>
      <text:p text:style-name="Preformatted_20_Text"/>
      <text:p text:style-name="Preformatted_20_Text">a) Write a procedure to count the no of competitions which come under the type 'sports' and no of</text:p>
      <text:p text:style-name="Preformatted_20_Text">competitions which come under the type 'academics'.</text:p>
      <text:p text:style-name="Preformatted_20_Text"/>
      <text:p text:style-name="Preformatted_20_Text">mysql&gt; create procedure count_compi(out sports_cnt int, out academics_cnt int) begin select count(if (Competition.c_no = Stud_Comp.c_no and Competition.type = 'sports', 1, NULL)) as total_sports_competitions, count(if (Competition.c_no = Stud_Comp.c_no and Competition.type = 'academics', 1, NULL)) as total_academics_competitions from Competition, Stud_Comp; end//</text:p>
      <text:p text:style-name="Preformatted_20_Text">Query OK, 0 rows affected (0.14 sec)</text:p>
      <text:p text:style-name="Preformatted_20_Text"/>
      <text:p text:style-name="Preformatted_20_Text">mysql&gt; call count_compi (@sports_cnt, @academics_cnt) //</text:p>
      <text:p text:style-name="Preformatted_20_Text">+---------------------------+------------------------------+</text:p>
      <text:p text:style-name="Preformatted_20_Text">| total_sports_competitions | total_academics_competitions |</text:p>
      <text:p text:style-name="Preformatted_20_Text">+---------------------------+------------------------------+</text:p>
      <text:p text:style-name="Preformatted_20_Text">| <text:s text:c="23"/>23 | <text:s text:c="26"/>15 |</text:p>
      <text:p text:style-name="Preformatted_20_Text">+---------------------------+------------------------------+</text:p>
      <text:p text:style-name="Preformatted_20_Text"/>
      <text:p text:style-name="Preformatted_20_Text"/>
      <text:p text:style-name="Preformatted_20_Text">mysql&gt; create procedure count_compi(out sports_cnt int, out academics_cnt int) begin select count(if (Competition.type = 'sports', 1, NULL)) as total_sports_competitions, count(if (Competition.type = 'academics', 1, NULL)) as total_academics_competitions from Competition; end//</text:p>
      <text:p text:style-name="Preformatted_20_Text">Query OK, 0 rows affected (0.10 sec)</text:p>
      <text:p text:style-name="Preformatted_20_Text"/>
      <text:p text:style-name="Preformatted_20_Text">mysql&gt; call count_compi (@sports_cnt, @academics_cnt) //</text:p>
      <text:p text:style-name="Preformatted_20_Text">+---------------------------+------------------------------+</text:p>
      <text:p text:style-name="Preformatted_20_Text">| total_sports_competitions | total_academics_competitions |</text:p>
      <text:p text:style-name="Preformatted_20_Text">+---------------------------+------------------------------+</text:p>
      <text:p text:style-name="Preformatted_20_Text">| <text:s text:c="24"/>3 | <text:s text:c="27"/>2 |</text:p>
      <text:p text:style-name="Preformatted_20_Text">+---------------------------+------------------------------+</text:p>
      <text:p text:style-name="Preformatted_20_Text">1 row in set (0.00 sec)</text:p>
      <text:p text:style-name="Preformatted_20_Text"/>
      <text:p text:style-name="Preformatted_20_Text">Query OK, 0 rows affected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Write a stored procedure which accepts year as input and gives a list of all competitions held in</text:p>
      <text:p text:style-name="Preformatted_20_Text">that year.</text:p>
      <text:p text:style-name="Preformatted_20_Text"/>
      <text:p text:style-name="Preformatted_20_Text">mysql&gt; create procedure list_compi (in yyyy int, out all_compis_held char(10)) begin select distinct Competition.name as all_compis_held from Competition, Stud_Comp where Competition.c_no = Stud_Comp.c_no and Stud_Comp.year = yyyy; end//</text:p>
      <text:p text:style-name="Preformatted_20_Text"><text:soft-page-break/>Query OK, 0 rows affected (0.14 sec)</text:p>
      <text:p text:style-name="Preformatted_20_Text"/>
      <text:p text:style-name="Preformatted_20_Text">mysql&gt; call list_compi (1998, @all_compis_held) //</text:p>
      <text:p text:style-name="Preformatted_20_Text">+-----------------+</text:p>
      <text:p text:style-name="Preformatted_20_Text">| all_compis_held |</text:p>
      <text:p text:style-name="Preformatted_20_Text">+-----------------+</text:p>
      <text:p text:style-name="Preformatted_20_Text">| Webmaster <text:s text:c="6"/>|</text:p>
      <text:p text:style-name="Preformatted_20_Text">| C <text:s text:c="14"/>|</text:p>
      <text:p text:style-name="Preformatted_20_Text">| Football <text:s text:c="7"/>|</text:p>
      <text:p text:style-name="Preformatted_20_Text">| Cricket <text:s text:c="8"/>|</text:p>
      <text:p text:style-name="Preformatted_20_Text">| CS <text:s text:c="13"/>|</text:p>
      <text:p text:style-name="Preformatted_20_Text">| RunningRace <text:s text:c="4"/>|</text:p>
      <text:p text:style-name="Preformatted_20_Text">+-----------------+</text:p>
      <text:p text:style-name="Preformatted_20_Text">6 rows in set (0.01 sec)</text:p>
      <text:p text:style-name="Preformatted_20_Text"/>
      <text:p text:style-name="Preformatted_20_Text">Query OK, 0 rows affected (0.01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c) Stored Functions:*************</text:p>
      <text:p text:style-name="Preformatted_20_Text"/>
      <text:p text:style-name="Preformatted_20_Text">a) Write a function which accepts a competition type and returns the total no of competitions held</text:p>
      <text:p text:style-name="Preformatted_20_Text">under that type.</text:p>
      <text:p text:style-name="Preformatted_20_Text"/>
      <text:p text:style-name="Preformatted_20_Text">mysql&gt; create function total_compis(ctype char(10)) returns int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cnt int;</text:p>
      <text:p text:style-name="Preformatted_20_Text"><text:s text:c="4"/>-&gt; select count(if (Competition.c_no = Stud_Comp.c_no and Competition.type = ctype, 1, NULL)) into cnt from Competition, Stud_Comp;</text:p>
      <text:p text:style-name="Preformatted_20_Text"><text:s text:c="4"/>-&gt; return cnt;</text:p>
      <text:p text:style-name="Preformatted_20_Text"><text:s text:c="4"/>-&gt; end //</text:p>
      <text:p text:style-name="Preformatted_20_Text">Query OK, 0 rows affected (0.12 sec)</text:p>
      <text:p text:style-name="Preformatted_20_Text"/>
      <text:p text:style-name="Preformatted_20_Text">mysql&gt; select total_compis('sports')</text:p>
      <text:p text:style-name="Preformatted_20_Text"><text:s text:c="4"/>-&gt; //</text:p>
      <text:p text:style-name="Preformatted_20_Text">+------------------------+</text:p>
      <text:p text:style-name="Preformatted_20_Text">| total_compis('sports') |</text:p>
      <text:p text:style-name="Preformatted_20_Text">+------------------------+</text:p>
      <text:p text:style-name="Preformatted_20_Text">| <text:s text:c="20"/>23 |</text:p>
      <text:p text:style-name="Preformatted_20_Text">+------------------------+</text:p>
      <text:p text:style-name="Preformatted_20_Text">1 row in set (0.00 sec)</text:p>
      <text:p text:style-name="Preformatted_20_Text"/>
      <text:p text:style-name="Preformatted_20_Text">mysql&gt; create function total_compis2(ctype char(10)) returns int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cnt int;</text:p>
      <text:p text:style-name="Preformatted_20_Text"><text:s text:c="4"/>-&gt; select count(if (type = ctype, 1, NULL)) into cnt from Competition;</text:p>
      <text:p text:style-name="Preformatted_20_Text"><text:s text:c="4"/>-&gt; return cnt;</text:p>
      <text:p text:style-name="Preformatted_20_Text"><text:s text:c="4"/>-&gt; end //</text:p>
      <text:p text:style-name="Preformatted_20_Text">Query OK, 0 rows affected (0.22 sec)</text:p>
      <text:p text:style-name="Preformatted_20_Text"/>
      <text:p text:style-name="Preformatted_20_Text">mysql&gt; select total_compis2('academics') //</text:p>
      <text:p text:style-name="Preformatted_20_Text">+----------------------------+</text:p>
      <text:p text:style-name="Preformatted_20_Text">| total_compis2('academics') |</text:p>
      <text:p text:style-name="Preformatted_20_Text">+----------------------------+</text:p>
      <text:p text:style-name="Preformatted_20_Text">| <text:s text:c="25"/>2 |</text:p>
      <text:p text:style-name="Preformatted_20_Text">+------------------------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<text:soft-page-break/>b) Write a function which accepts a name of students and returns the total no of prizes won by that</text:p>
      <text:p text:style-name="Preformatted_20_Text">student in the year 2001.</text:p>
      <text:p text:style-name="Preformatted_20_Text"/>
      <text:p text:style-name="Preformatted_20_Text">mysql&gt; create function get_total_prizes(sname char(15), yyyy int) returns int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declare cnt int;</text:p>
      <text:p text:style-name="Preformatted_20_Text"><text:s text:c="4"/>-&gt; select count(if (Student.sreg_no = Stud_Comp.sreg_no and Student.name = sname and Stud_Comp.year = yyyy and Stud_Comp.rank1 = '1st', 1, NULL)) into cnt from Student, Stud_Comp;</text:p>
      <text:p text:style-name="Preformatted_20_Text"><text:s text:c="4"/>-&gt; return cnt;</text:p>
      <text:p text:style-name="Preformatted_20_Text"><text:s text:c="4"/>-&gt; end //</text:p>
      <text:p text:style-name="Preformatted_20_Text">Query OK, 0 rows affected (0.13 sec)</text:p>
      <text:p text:style-name="Preformatted_20_Text"/>
      <text:p text:style-name="Preformatted_20_Text">mysql&gt; select get_total_prizes('AK', 1996) //</text:p>
      <text:p text:style-name="Preformatted_20_Text">+------------------------------+</text:p>
      <text:p text:style-name="Preformatted_20_Text">| get_total_prizes('AK', 1996) |</text:p>
      <text:p text:style-name="Preformatted_20_Text">+------------------------------+</text:p>
      <text:p text:style-name="Preformatted_20_Text">| <text:s text:c="27"/>1 |</text:p>
      <text:p text:style-name="Preformatted_20_Text">+--------------------------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d) Cursors:*************</text:p>
      <text:p text:style-name="Preformatted_20_Text"/>
      <text:p text:style-name="Preformatted_20_Text">a) Write a procedure using cursor which will list all the competitions in which students studying in the</text:p>
      <text:p text:style-name="Preformatted_20_Text">5th std have won 1st prize in 1995.</text:p>
      <text:p text:style-name="Preformatted_20_Text"/>
      <text:p text:style-name="Preformatted_20_Text">mysql&gt; create procedure d1()</text:p>
      <text:p text:style-name="Preformatted_20_Text"><text:s text:c="4"/>-&gt; begin</text:p>
      <text:p text:style-name="Preformatted_20_Text"><text:s text:c="4"/>-&gt; declare done int default 0;</text:p>
      <text:p text:style-name="Preformatted_20_Text"><text:s text:c="4"/>-&gt; declare cname varchar(20) default "";</text:p>
      <text:p text:style-name="Preformatted_20_Text"><text:s text:c="4"/>-&gt; declare cur1 cursor for </text:p>
      <text:p text:style-name="Preformatted_20_Text"><text:s text:c="4"/>-&gt; select Competition.name from Competition, Student, Stud_Comp where Student.sreg_no = Stud_Comp.sreg_no and Student.class = '5th' and Competition.c_no = Stud_Comp.c_no and Stud_Comp.year = 1995 and Stud_Comp.rank1 = '1st';</text:p>
      <text:p text:style-name="Preformatted_20_Text"><text:s text:c="4"/>-&gt; declare continue handler for SQLSTATE'02000' set done=1;</text:p>
      <text:p text:style-name="Preformatted_20_Text"><text:s text:c="4"/>-&gt; open cur1;</text:p>
      <text:p text:style-name="Preformatted_20_Text"><text:s text:c="4"/>-&gt; repeat</text:p>
      <text:p text:style-name="Preformatted_20_Text"><text:s text:c="4"/>-&gt; fetch cur1 into cname;</text:p>
      <text:p text:style-name="Preformatted_20_Text"><text:s text:c="4"/>-&gt; if not done then </text:p>
      <text:p text:style-name="Preformatted_20_Text"><text:s text:c="4"/>-&gt; select cname;</text:p>
      <text:p text:style-name="Preformatted_20_Text"><text:s text:c="4"/>-&gt; end if;</text:p>
      <text:p text:style-name="Preformatted_20_Text"><text:s text:c="4"/>-&gt; until done</text:p>
      <text:p text:style-name="Preformatted_20_Text"><text:s text:c="4"/>-&gt; end repeat;</text:p>
      <text:p text:style-name="Preformatted_20_Text"><text:s text:c="4"/>-&gt; close cur1;</text:p>
      <text:p text:style-name="Preformatted_20_Text"><text:s text:c="4"/>-&gt; end //</text:p>
      <text:p text:style-name="Preformatted_20_Text">Query OK, 0 rows affected (0.14 sec)</text:p>
      <text:p text:style-name="Preformatted_20_Text"/>
      <text:p text:style-name="Preformatted_20_Text">mysql&gt; call d1() //</text:p>
      <text:p text:style-name="Preformatted_20_Text">+-----------+</text:p>
      <text:p text:style-name="Preformatted_20_Text">| cname <text:s text:c="4"/>|</text:p>
      <text:p text:style-name="Preformatted_20_Text">+-----------+</text:p>
      <text:p text:style-name="Preformatted_20_Text">| Webmaster |</text:p>
      <text:p text:style-name="Preformatted_20_Text">+-------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<text:soft-page-break/>b) Write a procedure using cursor to give competition wise 1st or 2nd rank holders for all the</text:p>
      <text:p text:style-name="Preformatted_20_Text">competitions held in the year 2001</text:p>
      <text:p text:style-name="Preformatted_20_Text"/>
      <text:p text:style-name="Preformatted_20_Text">create procedure d2()</text:p>
      <text:p text:style-name="Preformatted_20_Text">begin</text:p>
      <text:p text:style-name="Preformatted_20_Text">declare done int default 0;</text:p>
      <text:p text:style-name="Preformatted_20_Text">declare sname1 varchar(20) default "";</text:p>
      <text:p text:style-name="Preformatted_20_Text">declare sname2 varchar(20) default "";</text:p>
      <text:p text:style-name="Preformatted_20_Text">declare sname3 varchar(20) default "";</text:p>
      <text:p text:style-name="Preformatted_20_Text">declare sname4 varchar(20) default "";</text:p>
      <text:p text:style-name="Preformatted_20_Text">declare sname5 varchar(20) default "";</text:p>
      <text:p text:style-name="Preformatted_20_Text">declare sname6 varchar(20) default "";</text:p>
      <text:p text:style-name="Preformatted_20_Text">declare r1 varchar(10);</text:p>
      <text:p text:style-name="Preformatted_20_Text">declare r2 varchar(10);</text:p>
      <text:p text:style-name="Preformatted_20_Text">declare r3 varchar(10);</text:p>
      <text:p text:style-name="Preformatted_20_Text">declare r4 varchar(10);</text:p>
      <text:p text:style-name="Preformatted_20_Text">declare r5 varchar(10);</text:p>
      <text:p text:style-name="Preformatted_20_Text">declare r6 varchar(10);</text:p>
      <text:p text:style-name="Preformatted_20_Text">declare cur1 cursor for<text:tab/></text:p>
      <text:p text:style-name="Preformatted_20_Text"><text:tab/>select Student.name as Webmaster, Stud_Comp.rank1 from Student, Competition, Stud_Comp where Student.sreg_no = Stud_Comp.sreg_no and Competition.c_no = Stud_Comp.c_no and Competition.c_no = 101 and Stud_Comp.year = 1997 and Stud_Comp.rank1 = '1st' union select Student.name as Webmaster, Stud_Comp.rank1 from Student, Competition, Stud_Comp where Student.sreg_no = Stud_Comp.sreg_no and Competition.c_no = Stud_Comp.c_no and Competition.c_no = 101 and Stud_Comp.year = 1997 and Stud_Comp.rank1 = '2nd';</text:p>
      <text:p text:style-name="Preformatted_20_Text">declare cur2 cursor for<text:tab/></text:p>
      <text:p text:style-name="Preformatted_20_Text"><text:tab/>select Student.name as C, Stud_Comp.rank1 from Student, Competition, Stud_Comp where Student.sreg_no = Stud_Comp.sreg_no and Competition.c_no = Stud_Comp.c_no and Competition.c_no = 102 and Stud_Comp.year = 1997 and Stud_Comp.rank1 = '1st' union select Student.name as C, Stud_Comp.rank1 from Student, Competition, Stud_Comp where Student.sreg_no = Stud_Comp.sreg_no and Competition.c_no = Stud_Comp.c_no and Competition.c_no = 102 and Stud_Comp.year = 1997 and Stud_Comp.rank1 = '2nd';</text:p>
      <text:p text:style-name="Preformatted_20_Text">declare cur3 cursor for<text:tab/></text:p>
      <text:p text:style-name="Preformatted_20_Text"><text:tab/>select Student.name as Football, Stud_Comp.rank1 from Student, Competition, Stud_Comp where Student.sreg_no = Stud_Comp.sreg_no and Competition.c_no = Stud_Comp.c_no and Competition.c_no = 103 and Stud_Comp.year = 1997 and Stud_Comp.rank1 = '1st' union select Student.name as Football, Stud_Comp.rank1 from Student, Competition, Stud_Comp where Student.sreg_no = Stud_Comp.sreg_no and Competition.c_no = Stud_Comp.c_no and Competition.c_no = 103 and Stud_Comp.year = 1997 and Stud_Comp.rank1 = '2nd';</text:p>
      <text:p text:style-name="Preformatted_20_Text">declare cur4 cursor for<text:tab/></text:p>
      <text:p text:style-name="Preformatted_20_Text"><text:tab/>select Student.name as Cricket, Stud_Comp.rank1 from Student, Competition, Stud_Comp where Student.sreg_no = Stud_Comp.sreg_no and Competition.c_no = Stud_Comp.c_no and Competition.c_no = 104 and Stud_Comp.year = 1997 and Stud_Comp.rank1 = '1st' union select Student.name as Cricket, Stud_Comp.rank1 from Student, Competition, Stud_Comp where Student.sreg_no = Stud_Comp.sreg_no and Competition.c_no = Stud_Comp.c_no and Competition.c_no = 104 and Stud_Comp.year = 1997 and Stud_Comp.rank1 = '2nd';</text:p>
      <text:p text:style-name="Preformatted_20_Text">declare cur5 cursor for<text:tab/></text:p>
      <text:p text:style-name="Preformatted_20_Text"><text:tab/>select Student.name as CS, Stud_Comp.rank1 from Student, Competition, Stud_Comp where Student.sreg_no = Stud_Comp.sreg_no and Competition.c_no = Stud_Comp.c_no and Competition.c_no = 105 and Stud_Comp.year = 1997 and Stud_Comp.rank1 = '1st' union select Student.name as CS, Stud_Comp.rank1 from Student, Competition, Stud_Comp where Student.sreg_no = Stud_Comp.sreg_no and Competition.c_no = Stud_Comp.c_no and Competition.c_no = 105 and Stud_Comp.year = 1997 and Stud_Comp.rank1 = '2nd';</text:p>
      <text:p text:style-name="Preformatted_20_Text">declare cur6 cursor for<text:tab/></text:p>
      <text:p text:style-name="Preformatted_20_Text"><text:tab/>select Student.name as RunningRace, Stud_Comp.rank1 from Student, Competition, Stud_Comp where Student.sreg_no = Stud_Comp.sreg_no and Competition.c_no = Stud_Comp.c_no and Competition.c_no = 106 and Stud_Comp.year = 1997 and Stud_Comp.rank1 = '1st' union select Student.name as RunningRace, <text:soft-page-break/>Stud_Comp.rank1 from Student, Competition, Stud_Comp where Student.sreg_no = Stud_Comp.sreg_no and Competition.c_no = Stud_Comp.c_no and Competition.c_no = 106 and Stud_Comp.year = 1997 and Stud_Comp.rank1 = '2nd';</text:p>
      <text:p text:style-name="Preformatted_20_Text">declare continue handler for SQLSTATE'02000' set done=1;</text:p>
      <text:p text:style-name="Preformatted_20_Text">open cur1;</text:p>
      <text:p text:style-name="Preformatted_20_Text">open cur2;</text:p>
      <text:p text:style-name="Preformatted_20_Text">open cur3;</text:p>
      <text:p text:style-name="Preformatted_20_Text">open cur4;</text:p>
      <text:p text:style-name="Preformatted_20_Text">open cur5;</text:p>
      <text:p text:style-name="Preformatted_20_Text">open cur6;</text:p>
      <text:p text:style-name="Preformatted_20_Text">repeat</text:p>
      <text:p text:style-name="Preformatted_20_Text">fetch cur1 into sname1, r1;</text:p>
      <text:p text:style-name="Preformatted_20_Text">fetch cur2 into sname2, r2;</text:p>
      <text:p text:style-name="Preformatted_20_Text">fetch cur3 into sname3, r3;</text:p>
      <text:p text:style-name="Preformatted_20_Text">fetch cur4 into sname4, r4;</text:p>
      <text:p text:style-name="Preformatted_20_Text">fetch cur5 into sname5, r5;</text:p>
      <text:p text:style-name="Preformatted_20_Text">fetch cur6 into sname6, r6;</text:p>
      <text:p text:style-name="Preformatted_20_Text">if not done then</text:p>
      <text:p text:style-name="Preformatted_20_Text">select sname1, r1;</text:p>
      <text:p text:style-name="Preformatted_20_Text">select sname2, r2;</text:p>
      <text:p text:style-name="Preformatted_20_Text">select sname3, r3;</text:p>
      <text:p text:style-name="Preformatted_20_Text">select sname4, r4;</text:p>
      <text:p text:style-name="Preformatted_20_Text">select sname5, r5;</text:p>
      <text:p text:style-name="Preformatted_20_Text">select sname6, r6;</text:p>
      <text:p text:style-name="Preformatted_20_Text">end if;</text:p>
      <text:p text:style-name="Preformatted_20_Text">until done</text:p>
      <text:p text:style-name="Preformatted_20_Text">end repeat;</text:p>
      <text:p text:style-name="Preformatted_20_Text">close cur1;</text:p>
      <text:p text:style-name="Preformatted_20_Text">close cur2;</text:p>
      <text:p text:style-name="Preformatted_20_Text">close cur3;</text:p>
      <text:p text:style-name="Preformatted_20_Text">close cur4;</text:p>
      <text:p text:style-name="Preformatted_20_Text">close cur5;</text:p>
      <text:p text:style-name="Preformatted_20_Text">close cur6;</text:p>
      <text:p text:style-name="Preformatted_20_Text">end //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>************(e) Triggers:*************</text:p>
      <text:p text:style-name="Preformatted_20_Text"/>
      <text:p text:style-name="Preformatted_20_Text">a) Write a trigger before insertion on the relationship table. if the year entered is greater than current</text:p>
      <text:p text:style-name="Preformatted_20_Text">year, it should be changed to current year.</text:p>
      <text:p text:style-name="Preformatted_20_Text"/>
      <text:p text:style-name="Preformatted_20_Text">mysql&gt; create trigger e1 before insert on Stud_Comp for each row</text:p>
      <text:p text:style-name="Preformatted_20_Text"><text:s text:c="4"/>-&gt; begin</text:p>
      <text:p text:style-name="Preformatted_20_Text"><text:s text:c="4"/>-&gt; declare current_year int;</text:p>
      <text:p text:style-name="Preformatted_20_Text"><text:s text:c="4"/>-&gt; select year(curdate()) into current_year;</text:p>
      <text:p text:style-name="Preformatted_20_Text"><text:s text:c="4"/>-&gt; if new.year &gt; current_year then</text:p>
      <text:p text:style-name="Preformatted_20_Text"><text:s text:c="4"/>-&gt; set new.year = current_year;</text:p>
      <text:p text:style-name="Preformatted_20_Text"><text:s text:c="4"/>-&gt; end if;</text:p>
      <text:p text:style-name="Preformatted_20_Text"><text:s text:c="4"/>-&gt; end //</text:p>
      <text:p text:style-name="Preformatted_20_Text">Query OK, 0 rows affected (0.21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Create a new table ‘tot_prize’ containing the fields stud_reg_no and no_of_prizes.</text:p>
      <text:p text:style-name="Preformatted_20_Text">Write a trigger after insert into the relationship table between student and Competition. It should</text:p>
      <text:p text:style-name="Preformatted_20_Text">increment the no_of_prizes in the table ‘tot_prize’ for the NEW stud_reg_no by 1.</text:p>
      <text:p text:style-name="Preformatted_20_Text"/>
      <text:p text:style-name="Preformatted_20_Text">create table tot_prize (stud_reg_no int not null, no_of_prizes int, constraint stud_fk foreign key (stud_reg_no) references Student(sreg_no) on delete cascade <text:soft-page-break/>on update cascade);</text:p>
      <text:p text:style-name="Preformatted_20_Text"/>
      <text:p text:style-name="Preformatted_20_Text">mysql&gt; create trigger e2 after insert on Stud_Comp for each row</text:p>
      <text:p text:style-name="Preformatted_20_Text"><text:s text:c="4"/>-&gt; begin</text:p>
      <text:p text:style-name="Preformatted_20_Text"><text:s text:c="4"/>-&gt; update tot_prize set no_of_prizes = no_of_prizes + 1 where stud_reg_no = new.sreg_no;</text:p>
      <text:p text:style-name="Preformatted_20_Text"><text:s text:c="4"/>-&gt; end //</text:p>
      <text:p text:style-name="Preformatted_20_Text">Query OK, 0 rows affected (0.16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f) Views:*************</text:p>
      <text:p text:style-name="Preformatted_20_Text"/>
      <text:p text:style-name="Preformatted_20_Text">a) Create a view over the competition table which contains only competition name and its type and it</text:p>
      <text:p text:style-name="Preformatted_20_Text">should be sorted on type.</text:p>
      <text:p text:style-name="Preformatted_20_Text"/>
      <text:p text:style-name="Preformatted_20_Text">mysql&gt; create view sorted_compi</text:p>
      <text:p text:style-name="Preformatted_20_Text"><text:s text:c="4"/>-&gt; as</text:p>
      <text:p text:style-name="Preformatted_20_Text"><text:s text:c="4"/>-&gt; select Competition.name, Competition.type from Competition order by type;</text:p>
      <text:p text:style-name="Preformatted_20_Text"><text:s text:c="4"/>-&gt; //</text:p>
      <text:p text:style-name="Preformatted_20_Text">Query OK, 0 rows affected (0.14 sec)</text:p>
      <text:p text:style-name="Preformatted_20_Text"/>
      <text:p text:style-name="Preformatted_20_Text">mysql&gt; select * from sorted_compi;</text:p>
      <text:p text:style-name="Preformatted_20_Text"><text:s text:c="4"/>-&gt; //</text:p>
      <text:p text:style-name="Preformatted_20_Text">+-------------+-----------+</text:p>
      <text:p text:style-name="Preformatted_20_Text">| name <text:s text:c="7"/>| type <text:s text:c="5"/>|</text:p>
      <text:p text:style-name="Preformatted_20_Text">+-------------+-----------+</text:p>
      <text:p text:style-name="Preformatted_20_Text">| Webmaster <text:s text:c="2"/>| academics |</text:p>
      <text:p text:style-name="Preformatted_20_Text">| C <text:s text:c="10"/>| academics |</text:p>
      <text:p text:style-name="Preformatted_20_Text">| CS <text:s text:c="9"/>| esports <text:s text:c="2"/>|</text:p>
      <text:p text:style-name="Preformatted_20_Text">| Football <text:s text:c="3"/>| sports <text:s text:c="3"/>|</text:p>
      <text:p text:style-name="Preformatted_20_Text">| Cricket <text:s text:c="4"/>| sports <text:s text:c="3"/>|</text:p>
      <text:p text:style-name="Preformatted_20_Text">| RunningRace | sports <text:s text:c="3"/>|</text:p>
      <text:p text:style-name="Preformatted_20_Text">+-------------+-----------+</text:p>
      <text:p text:style-name="Preformatted_20_Text">6 rows in set (0.00 sec)</text:p>
      <text:p text:style-name="Preformatted_20_Text"/>
      <text:p text:style-name="Preformatted_20_Text"/>
      <text:p text:style-name="Preformatted_20_Text"/>
      <text:p text:style-name="Preformatted_20_Text">b) Create a view containing student name, class, competition name, rank and year. the list should be</text:p>
      <text:p text:style-name="Preformatted_20_Text">sorted by student name.</text:p>
      <text:p text:style-name="Preformatted_20_Text"/>
      <text:p text:style-name="Preformatted_20_Text">mysql&gt; create view v2 as <text:s/>select Student.name as Student_Name, Student.class, Competition.name as Competition_Name, Stud_Comp.rank1, Stud_Comp.year from Student, Competition, Stud_Comp where Student.sreg_no = Stud_Comp.sreg_no and Competition.c_no = Stud_Comp.c_no order by Student.name;//</text:p>
      <text:p text:style-name="Preformatted_20_Text">Query OK, 0 rows affected (0.17 sec)</text:p>
      <text:p text:style-name="Preformatted_20_Text"/>
      <text:p text:style-name="Preformatted_20_Text">================================================================================</text:p>
      <text:p text:style-name="Preformatted_20_Text"><text:s text:c="29"/>(2) Bank Database</text:p>
      <text:p text:style-name="Preformatted_20_Text">================================================================================</text:p>
      <text:p text:style-name="Preformatted_20_Text"/>
      <text:p text:style-name="Preformatted_20_Text">Consider the following database of Bank. A bank maintains the customer details, account details</text:p>
      <text:p text:style-name="Preformatted_20_Text">and loan details . It has the Branch information also. Following are the tables :</text:p>
      <text:p text:style-name="Preformatted_20_Text">1 Account(acc_no int, acc_type char(10), balance float(8,2))</text:p>
      <text:p text:style-name="Preformatted_20_Text">2. Loan(loan_no int, loan_amt double(9,2) , no_of_years int)</text:p>
      <text:p text:style-name="Preformatted_20_Text">3. Branch(branch_no int, branch_name char(20), branch_city varchar(20))</text:p>
      <text:p text:style-name="Preformatted_20_Text">4 .Customer(cust_no int , cust_name char(20), cust_street char(15), cust_city varchar(20))</text:p>
      <text:p text:style-name="Preformatted_20_Text"/>
      <text:p text:style-name="Preformatted_20_Text"><text:soft-page-break/>create table Customer(cust_no int primary key, cust_name char(20), cust_street char(15), cust_city varchar(20));</text:p>
      <text:p text:style-name="Preformatted_20_Text"/>
      <text:p text:style-name="Preformatted_20_Text">create table Branch(branch_no int primary key, branch_name char(20) not null, branch_city varchar(20));</text:p>
      <text:p text:style-name="Preformatted_20_Text"/>
      <text:p text:style-name="Preformatted_20_Text">create table Account(acc_no int primary key, acc_type char(10), balance float(8,2), cust_no int, branch_no int, constraint fk_customer foreign key (cust_no) references Customer(cust_no) on delete cascade on update cascade, constraint fk_branch foreign key (branch_no) references Branch(branch_no) on delete cascade on update cascade);</text:p>
      <text:p text:style-name="Preformatted_20_Text"/>
      <text:p text:style-name="Preformatted_20_Text">create table Loan(loan_no int primary key, loan_amt double(9, 2), no_of_years int, cust_no int, branch_no int, constraint fk_customer2 foreign key (cust_no) references Customer(cust_no) on delete cascade on update cascade, constraint fk_branch2 foreign key (branch_no) references Branch(branch_no) on delete cascade on update cascade);</text:p>
      <text:p text:style-name="Preformatted_20_Text"/>
      <text:p text:style-name="Preformatted_20_Text">mysql&gt; select * from Customer;</text:p>
      <text:p text:style-name="Preformatted_20_Text">+---------+-----------+-------------+-----------+</text:p>
      <text:p text:style-name="Preformatted_20_Text">| cust_no | cust_name | cust_street | cust_city |</text:p>
      <text:p text:style-name="Preformatted_20_Text">+---------+-----------+-------------+-----------+</text:p>
      <text:p text:style-name="Preformatted_20_Text">| <text:s text:c="6"/>1 | AtharvaCM | A <text:s text:c="10"/>| Pune <text:s text:c="5"/>|</text:p>
      <text:p text:style-name="Preformatted_20_Text">| <text:s text:c="6"/>2 | Aakash <text:s text:c="3"/>| A <text:s text:c="10"/>| Pune <text:s text:c="5"/>|</text:p>
      <text:p text:style-name="Preformatted_20_Text">| <text:s text:c="6"/>3 | RJ <text:s text:c="7"/>| B <text:s text:c="10"/>| Pune <text:s text:c="5"/>|</text:p>
      <text:p text:style-name="Preformatted_20_Text">| <text:s text:c="6"/>4 | Nachi <text:s text:c="4"/>| B <text:s text:c="10"/>| Mumbai <text:s text:c="3"/>|</text:p>
      <text:p text:style-name="Preformatted_20_Text">| <text:s text:c="6"/>5 | SSk <text:s text:c="6"/>| S <text:s text:c="10"/>| Mumbai <text:s text:c="3"/>|</text:p>
      <text:p text:style-name="Preformatted_20_Text">| <text:s text:c="6"/>6 | Jammy <text:s text:c="4"/>| D <text:s text:c="10"/>| Pune <text:s text:c="5"/>|</text:p>
      <text:p text:style-name="Preformatted_20_Text">| <text:s text:c="6"/>7 | Nits <text:s text:c="5"/>| S <text:s text:c="10"/>| Pune <text:s text:c="5"/>|</text:p>
      <text:p text:style-name="Preformatted_20_Text">| <text:s text:c="6"/>8 | Sanju <text:s text:c="4"/>| F <text:s text:c="10"/>| Kolkata <text:s text:c="2"/>|</text:p>
      <text:p text:style-name="Preformatted_20_Text">| <text:s text:c="6"/>9 | Swup <text:s text:c="5"/>| F <text:s text:c="10"/>| Kolkata <text:s text:c="2"/>|</text:p>
      <text:p text:style-name="Preformatted_20_Text">+---------+-----------+-------------+-----------+</text:p>
      <text:p text:style-name="Preformatted_20_Text">9 rows in set (0.00 sec)</text:p>
      <text:p text:style-name="Preformatted_20_Text"/>
      <text:p text:style-name="Preformatted_20_Text">mysql&gt; select * from Account;</text:p>
      <text:p text:style-name="Preformatted_20_Text">+--------+----------+-----------+---------+-----------+</text:p>
      <text:p text:style-name="Preformatted_20_Text">| acc_no | acc_type | balance <text:s text:c="2"/>| cust_no | branch_no |</text:p>
      <text:p text:style-name="Preformatted_20_Text">+--------+----------+-----------+---------+-----------+</text:p>
      <text:p text:style-name="Preformatted_20_Text">| <text:s/>22101 | savings <text:s/>| <text:s/>29000.00 | <text:s text:c="6"/>1 | <text:s text:c="6"/>101 |</text:p>
      <text:p text:style-name="Preformatted_20_Text">| <text:s/>22102 | current <text:s/>| 300000.00 | <text:s text:c="6"/>2 | <text:s text:c="6"/>101 |</text:p>
      <text:p text:style-name="Preformatted_20_Text">| <text:s/>22103 | savings <text:s/>| <text:s/>24000.00 | <text:s text:c="6"/>2 | <text:s text:c="6"/>102 |</text:p>
      <text:p text:style-name="Preformatted_20_Text">| <text:s/>22104 | savings <text:s/>| <text:s text:c="2"/>9000.00 | <text:s text:c="6"/>1 | <text:s text:c="6"/>102 |</text:p>
      <text:p text:style-name="Preformatted_20_Text">| <text:s/>22105 | savings <text:s/>| <text:s/>95000.00 | <text:s text:c="6"/>3 | <text:s text:c="6"/>103 |</text:p>
      <text:p text:style-name="Preformatted_20_Text">| <text:s/>22106 | current <text:s/>| <text:s/>70000.00 | <text:s text:c="6"/>4 | <text:s text:c="6"/>104 |</text:p>
      <text:p text:style-name="Preformatted_20_Text">| <text:s/>22107 | savings <text:s/>| <text:s/>71000.00 | <text:s text:c="6"/>5 | <text:s text:c="6"/>105 |</text:p>
      <text:p text:style-name="Preformatted_20_Text">| <text:s/>22108 | savings <text:s/>| <text:s/>67000.00 | <text:s text:c="6"/>6 | <text:s text:c="6"/>106 |</text:p>
      <text:p text:style-name="Preformatted_20_Text">| <text:s/>22109 | savings <text:s/>| <text:s/>66000.00 | <text:s text:c="6"/>7 | <text:s text:c="6"/>107 |</text:p>
      <text:p text:style-name="Preformatted_20_Text">| <text:s/>22110 | savings <text:s/>| <text:s/>54000.00 | <text:s text:c="6"/>8 | <text:s text:c="6"/>108 |</text:p>
      <text:p text:style-name="Preformatted_20_Text">| <text:s/>22111 | savings <text:s/>| <text:s/>51000.00 | <text:s text:c="6"/>9 | <text:s text:c="6"/>109 |</text:p>
      <text:p text:style-name="Preformatted_20_Text">| <text:s/>22112 | savings <text:s/>| <text:s/>28000.00 | <text:s text:c="6"/>9 | <text:s text:c="6"/>110 |</text:p>
      <text:p text:style-name="Preformatted_20_Text">| <text:s/>22113 | current <text:s/>| <text:s/>87000.00 | <text:s text:c="6"/>7 | <text:s text:c="6"/>111 |</text:p>
      <text:p text:style-name="Preformatted_20_Text">+--------+----------+-----------+---------+-----------+</text:p>
      <text:p text:style-name="Preformatted_20_Text">13 rows in set (0.00 sec)</text:p>
      <text:p text:style-name="Preformatted_20_Text"/>
      <text:p text:style-name="Preformatted_20_Text">mysql&gt; select * from Branch;</text:p>
      <text:p text:style-name="Preformatted_20_Text">+-----------+---------------+-------------+</text:p>
      <text:p text:style-name="Preformatted_20_Text">| branch_no | branch_name <text:s text:c="2"/>| branch_city |</text:p>
      <text:p text:style-name="Preformatted_20_Text">+-----------+---------------+-------------+</text:p>
      <text:p text:style-name="Preformatted_20_Text">| <text:s text:c="6"/>101 | Sadashiv Peth | Pune <text:s text:c="7"/>|</text:p>
      <text:p text:style-name="Preformatted_20_Text">| <text:s text:c="6"/>102 | Ravivar Peth <text:s/>| Pune <text:s text:c="7"/>|</text:p>
      <text:p text:style-name="Preformatted_20_Text">| <text:s text:c="6"/>103 | MG Road <text:s text:c="6"/>| Pune <text:s text:c="7"/>|</text:p>
      <text:p text:style-name="Preformatted_20_Text">| <text:s text:c="6"/>104 | Kurla <text:s text:c="8"/>| Mumbai <text:s text:c="5"/>|</text:p>
      <text:p text:style-name="Preformatted_20_Text">| <text:s text:c="6"/>105 | Bandra <text:s text:c="7"/>| Mumbai <text:s text:c="5"/>|</text:p>
      <text:p text:style-name="Preformatted_20_Text">| <text:s text:c="6"/>106 | CST <text:s text:c="10"/>| Mumbai <text:s text:c="5"/>|</text:p>
      <text:p text:style-name="Preformatted_20_Text"><text:soft-page-break/>| <text:s text:c="6"/>107 | SS <text:s text:c="11"/>| Kolkata <text:s text:c="4"/>|</text:p>
      <text:p text:style-name="Preformatted_20_Text">| <text:s text:c="6"/>108 | IT Park <text:s text:c="6"/>| Kolkata <text:s text:c="4"/>|</text:p>
      <text:p text:style-name="Preformatted_20_Text">| <text:s text:c="6"/>109 | Ganesh Peth <text:s text:c="2"/>| Pune <text:s text:c="7"/>|</text:p>
      <text:p text:style-name="Preformatted_20_Text">| <text:s text:c="6"/>110 | FC Road <text:s text:c="6"/>| Pune <text:s text:c="7"/>|</text:p>
      <text:p text:style-name="Preformatted_20_Text">| <text:s text:c="6"/>111 | MC <text:s text:c="11"/>| Pune <text:s text:c="7"/>|</text:p>
      <text:p text:style-name="Preformatted_20_Text">| <text:s text:c="6"/>112 | CIDCO <text:s text:c="8"/>| Kolkata <text:s text:c="4"/>|</text:p>
      <text:p text:style-name="Preformatted_20_Text">+-----------+---------------+-------------+</text:p>
      <text:p text:style-name="Preformatted_20_Text">12 rows in set (0.00 sec)</text:p>
      <text:p text:style-name="Preformatted_20_Text"/>
      <text:p text:style-name="Preformatted_20_Text">mysql&gt; select * from Loan;</text:p>
      <text:p text:style-name="Preformatted_20_Text">+---------+----------+-------------+---------+-----------+</text:p>
      <text:p text:style-name="Preformatted_20_Text">| loan_no | loan_amt | no_of_years | cust_no | branch_no |</text:p>
      <text:p text:style-name="Preformatted_20_Text">+---------+----------+-------------+---------+-----------+</text:p>
      <text:p text:style-name="Preformatted_20_Text">| <text:s text:c="2"/>33101 | 15000.00 | <text:s text:c="10"/>1 | <text:s text:c="6"/>1 | <text:s text:c="6"/>101 |</text:p>
      <text:p text:style-name="Preformatted_20_Text">| <text:s text:c="2"/>33102 | 41000.00 | <text:s text:c="10"/>4 | <text:s text:c="6"/>2 | <text:s text:c="6"/>112 |</text:p>
      <text:p text:style-name="Preformatted_20_Text">| <text:s text:c="2"/>33103 | 45000.00 | <text:s text:c="10"/>4 | <text:s text:c="6"/>3 | <text:s text:c="6"/>112 |</text:p>
      <text:p text:style-name="Preformatted_20_Text">| <text:s text:c="2"/>33104 | 20000.00 | <text:s text:c="10"/>2 | <text:s text:c="6"/>4 | <text:s text:c="6"/>102 |</text:p>
      <text:p text:style-name="Preformatted_20_Text">| <text:s text:c="2"/>33105 | 21000.00 | <text:s text:c="10"/>2 | <text:s text:c="6"/>5 | <text:s text:c="6"/>105 |</text:p>
      <text:p text:style-name="Preformatted_20_Text">| <text:s text:c="2"/>33106 | 21200.00 | <text:s text:c="10"/>2 | <text:s text:c="6"/>6 | <text:s text:c="6"/>106 |</text:p>
      <text:p text:style-name="Preformatted_20_Text">| <text:s text:c="2"/>33107 | 21200.00 | <text:s text:c="10"/>2 | <text:s text:c="6"/>7 | <text:s text:c="6"/>107 |</text:p>
      <text:p text:style-name="Preformatted_20_Text">| <text:s text:c="2"/>33108 | 21200.00 | <text:s text:c="10"/>2 | <text:s text:c="6"/>8 | <text:s text:c="6"/>108 |</text:p>
      <text:p text:style-name="Preformatted_20_Text">| <text:s text:c="2"/>33109 | 43000.00 | <text:s text:c="10"/>5 | <text:s text:c="6"/>9 | <text:s text:c="6"/>110 |</text:p>
      <text:p text:style-name="Preformatted_20_Text">| <text:s text:c="2"/>33110 | 60000.00 | <text:s text:c="10"/>6 | <text:s text:c="6"/>9 | <text:s text:c="6"/>109 |</text:p>
      <text:p text:style-name="Preformatted_20_Text">| <text:s text:c="2"/>33111 | 98000.00 | <text:s text:c="10"/>7 | <text:s text:c="6"/>7 | <text:s text:c="6"/>111 |</text:p>
      <text:p text:style-name="Preformatted_20_Text">| <text:s text:c="2"/>33112 | 40000.00 | <text:s text:c="10"/>4 | <text:s text:c="6"/>4 | <text:s text:c="6"/>112 |</text:p>
      <text:p text:style-name="Preformatted_20_Text">| <text:s text:c="2"/>33113 | 21000.00 | <text:s text:c="10"/>3 | <text:s text:c="6"/>5 | <text:s text:c="6"/>112 |</text:p>
      <text:p text:style-name="Preformatted_20_Text">+---------+----------+-------------+---------+-----------+</text:p>
      <text:p text:style-name="Preformatted_20_Text">13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a) Queries:*************</text:p>
      <text:p text:style-name="Preformatted_20_Text"/>
      <text:p text:style-name="Preformatted_20_Text">1. Find out customer name having loan amt &gt;10000</text:p>
      <text:p text:style-name="Preformatted_20_Text"/>
      <text:p text:style-name="Preformatted_20_Text">mysql&gt; select Customer.cust_name, Loan.loan_amt from Customer, Loan where Customer.cust_no=Loan.cust_no and Loan.loan_amt &gt; 10000;</text:p>
      <text:p text:style-name="Preformatted_20_Text">+-----------+----------+</text:p>
      <text:p text:style-name="Preformatted_20_Text">| cust_name | loan_amt |</text:p>
      <text:p text:style-name="Preformatted_20_Text">+-----------+----------+</text:p>
      <text:p text:style-name="Preformatted_20_Text">| AtharvaCM | 15000.00 |</text:p>
      <text:p text:style-name="Preformatted_20_Text">| Aakash <text:s text:c="3"/>| 41000.00 |</text:p>
      <text:p text:style-name="Preformatted_20_Text">| RJ <text:s text:c="7"/>| 45000.00 |</text:p>
      <text:p text:style-name="Preformatted_20_Text">| Nachi <text:s text:c="4"/>| 20000.00 |</text:p>
      <text:p text:style-name="Preformatted_20_Text">| SSk <text:s text:c="6"/>| 21000.00 |</text:p>
      <text:p text:style-name="Preformatted_20_Text">| Jammy <text:s text:c="4"/>| 21200.00 |</text:p>
      <text:p text:style-name="Preformatted_20_Text">| Nits <text:s text:c="5"/>| 21200.00 |</text:p>
      <text:p text:style-name="Preformatted_20_Text">| Sanju <text:s text:c="4"/>| 21200.00 |</text:p>
      <text:p text:style-name="Preformatted_20_Text">| Swup <text:s text:c="5"/>| 43000.00 |</text:p>
      <text:p text:style-name="Preformatted_20_Text">| Swup <text:s text:c="5"/>| 60000.00 |</text:p>
      <text:p text:style-name="Preformatted_20_Text">| Nits <text:s text:c="5"/>| 98000.00 |</text:p>
      <text:p text:style-name="Preformatted_20_Text">| Nachi <text:s text:c="4"/>| 40000.00 |</text:p>
      <text:p text:style-name="Preformatted_20_Text">| SSk <text:s text:c="6"/>| 21000.00 |</text:p>
      <text:p text:style-name="Preformatted_20_Text">+-----------+----------+</text:p>
      <text:p text:style-name="Preformatted_20_Text">13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2. Select customers having account but not loan</text:p>
      <text:p text:style-name="Preformatted_20_Text"/>
      <text:p text:style-name="Preformatted_20_Text">mysql&gt; select cust_name from Customer where cust_no in (select cust_no from Account where cust_no not in (select cust_no from Loan));</text:p>
      <text:p text:style-name="Preformatted_20_Text">+-----------+</text:p>
      <text:p text:style-name="Preformatted_20_Text"><text:soft-page-break/>| cust_name |</text:p>
      <text:p text:style-name="Preformatted_20_Text">+-----------+</text:p>
      <text:p text:style-name="Preformatted_20_Text">| Ravi <text:s text:c="5"/>|</text:p>
      <text:p text:style-name="Preformatted_20_Text">+-------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3. Select customers having account as well as loan.</text:p>
      <text:p text:style-name="Preformatted_20_Text"/>
      <text:p text:style-name="Preformatted_20_Text">mysql&gt; select cust_name from Customer where cust_no in (select cust_no from Account where cust_no in (select cust_no from Loan));</text:p>
      <text:p text:style-name="Preformatted_20_Text">+-----------+</text:p>
      <text:p text:style-name="Preformatted_20_Text">| cust_name |</text:p>
      <text:p text:style-name="Preformatted_20_Text">+-----------+</text:p>
      <text:p text:style-name="Preformatted_20_Text">| AtharvaCM |</text:p>
      <text:p text:style-name="Preformatted_20_Text">| Aakash <text:s text:c="3"/>|</text:p>
      <text:p text:style-name="Preformatted_20_Text">| RJ <text:s text:c="7"/>|</text:p>
      <text:p text:style-name="Preformatted_20_Text">| Nachi <text:s text:c="4"/>|</text:p>
      <text:p text:style-name="Preformatted_20_Text">| SSk <text:s text:c="6"/>|</text:p>
      <text:p text:style-name="Preformatted_20_Text">| Jammy <text:s text:c="4"/>|</text:p>
      <text:p text:style-name="Preformatted_20_Text">| Nits <text:s text:c="5"/>|</text:p>
      <text:p text:style-name="Preformatted_20_Text">| Sanju <text:s text:c="4"/>|</text:p>
      <text:p text:style-name="Preformatted_20_Text">| Swup <text:s text:c="5"/>|</text:p>
      <text:p text:style-name="Preformatted_20_Text">+-----------+</text:p>
      <text:p text:style-name="Preformatted_20_Text">9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4. Find out customer names having loan at ‘Pimpri’ branch</text:p>
      <text:p text:style-name="Preformatted_20_Text"/>
      <text:p text:style-name="Preformatted_20_Text">mysql&gt; select Customer.cust_name, Branch.branch_name from Customer, Branch, Loan where Customer.cust_no = Loan.cust_no and Branch.branch_no = Loan.branch_no and Branch.branch_name = 'MC';</text:p>
      <text:p text:style-name="Preformatted_20_Text">+-----------+-------------+</text:p>
      <text:p text:style-name="Preformatted_20_Text">| cust_name | branch_name |</text:p>
      <text:p text:style-name="Preformatted_20_Text">+-----------+-------------+</text:p>
      <text:p text:style-name="Preformatted_20_Text">| Nits <text:s text:c="5"/>| MC <text:s text:c="9"/>|</text:p>
      <text:p text:style-name="Preformatted_20_Text">+-----------+---------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5. Find out customer names having Saving account.</text:p>
      <text:p text:style-name="Preformatted_20_Text"/>
      <text:p text:style-name="Preformatted_20_Text">mysql&gt; select cust_name from Customer, Account where Customer.cust_no = Account.cust_no and acc_type = 'savings';</text:p>
      <text:p text:style-name="Preformatted_20_Text">+-----------+</text:p>
      <text:p text:style-name="Preformatted_20_Text">| cust_name |</text:p>
      <text:p text:style-name="Preformatted_20_Text">+-----------+</text:p>
      <text:p text:style-name="Preformatted_20_Text">| AtharvaCM |</text:p>
      <text:p text:style-name="Preformatted_20_Text">| Aakash <text:s text:c="3"/>|</text:p>
      <text:p text:style-name="Preformatted_20_Text">| AtharvaCM |</text:p>
      <text:p text:style-name="Preformatted_20_Text">| RJ <text:s text:c="7"/>|</text:p>
      <text:p text:style-name="Preformatted_20_Text">| SSk <text:s text:c="6"/>|</text:p>
      <text:p text:style-name="Preformatted_20_Text">| Jammy <text:s text:c="4"/>|</text:p>
      <text:p text:style-name="Preformatted_20_Text">| Nits <text:s text:c="5"/>|</text:p>
      <text:p text:style-name="Preformatted_20_Text">| Sanju <text:s text:c="4"/>|</text:p>
      <text:p text:style-name="Preformatted_20_Text">| Swup <text:s text:c="5"/>|</text:p>
      <text:p text:style-name="Preformatted_20_Text">| Swup <text:s text:c="5"/>|</text:p>
      <text:p text:style-name="Preformatted_20_Text">| Ravi <text:s text:c="5"/>|</text:p>
      <text:p text:style-name="Preformatted_20_Text">+-----------+</text:p>
      <text:p text:style-name="Preformatted_20_Text">11 rows in set (0.00 sec)</text:p>
      <text:p text:style-name="Preformatted_20_Text"/>
      <text:p text:style-name="Preformatted_20_Text"><text:soft-page-break/>--------------------------------------------------------------------------------</text:p>
      <text:p text:style-name="Preformatted_20_Text"/>
      <text:p text:style-name="Preformatted_20_Text">6. Find outthe total of all the loan amount at Nagar Branch.</text:p>
      <text:p text:style-name="Preformatted_20_Text"/>
      <text:p text:style-name="Preformatted_20_Text">mysql&gt; select sum(loan_amt) as total_loan_amt from Loan, Branch where Loan.branch_no = Branch.branch_no and Branch.branch_name = 'FC Road';</text:p>
      <text:p text:style-name="Preformatted_20_Text">+----------------+</text:p>
      <text:p text:style-name="Preformatted_20_Text">| total_loan_amt |</text:p>
      <text:p text:style-name="Preformatted_20_Text">+----------------+</text:p>
      <text:p text:style-name="Preformatted_20_Text">| <text:s text:c="6"/>43000.00 |</text:p>
      <text:p text:style-name="Preformatted_20_Text">+----------------+</text:p>
      <text:p text:style-name="Preformatted_20_Text">1 row in set (0.01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7. List the names of customers who have taken loan from the branch in the same city they live</text:p>
      <text:p text:style-name="Preformatted_20_Text"/>
      <text:p text:style-name="Preformatted_20_Text">mysql&gt; select distinct Customer.cust_name, Customer.cust_city, Branch.branch_city from Customer, Branch, Loan where Customer.cust_no = Loan.cust_no and Branch.branch_no = Loan.branch_no and Customer.cust_city = Branch.branch_city;</text:p>
      <text:p text:style-name="Preformatted_20_Text">+-----------+-----------+-------------+</text:p>
      <text:p text:style-name="Preformatted_20_Text">| cust_name | cust_city | branch_city |</text:p>
      <text:p text:style-name="Preformatted_20_Text">+-----------+-----------+-------------+</text:p>
      <text:p text:style-name="Preformatted_20_Text">| AtharvaCM | Pune <text:s text:c="5"/>| Pune <text:s text:c="7"/>|</text:p>
      <text:p text:style-name="Preformatted_20_Text">| SSk <text:s text:c="6"/>| Mumbai <text:s text:c="3"/>| Mumbai <text:s text:c="5"/>|</text:p>
      <text:p text:style-name="Preformatted_20_Text">| Nits <text:s text:c="5"/>| Pune <text:s text:c="5"/>| Pune <text:s text:c="7"/>|</text:p>
      <text:p text:style-name="Preformatted_20_Text">| Sanju <text:s text:c="4"/>| Kolkata <text:s text:c="2"/>| Kolkata <text:s text:c="4"/>|</text:p>
      <text:p text:style-name="Preformatted_20_Text">+-----------+-----------+-------------+</text:p>
      <text:p text:style-name="Preformatted_20_Text">4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b) Stored Procedures:*************</text:p>
      <text:p text:style-name="Preformatted_20_Text"/>
      <text:p text:style-name="Preformatted_20_Text">a) Write a procedure to transfer amount of 1000 Rs. from account_no 10 to account_no 20.</text:p>
      <text:p text:style-name="Preformatted_20_Text"/>
      <text:p text:style-name="Preformatted_20_Text">mysql&gt; create procedure transfer()</text:p>
      <text:p text:style-name="Preformatted_20_Text"><text:s text:c="4"/>-&gt; begin</text:p>
      <text:p text:style-name="Preformatted_20_Text"><text:s text:c="4"/>-&gt; update Account set balance = balance -1000 where acc_no = 22101</text:p>
      <text:p text:style-name="Preformatted_20_Text"><text:s text:c="4"/>-&gt; ;</text:p>
      <text:p text:style-name="Preformatted_20_Text"><text:s text:c="4"/>-&gt; update Account set balance = balance + 1000 where acc_no = 22103;</text:p>
      <text:p text:style-name="Preformatted_20_Text"><text:s text:c="4"/>-&gt; end //</text:p>
      <text:p text:style-name="Preformatted_20_Text">Query OK, 0 rows affected (0.22 sec)</text:p>
      <text:p text:style-name="Preformatted_20_Text"/>
      <text:p text:style-name="Preformatted_20_Text">mysql&gt; call transfer()//</text:p>
      <text:p text:style-name="Preformatted_20_Text">Query OK, 1 row affected (0.19 sec)</text:p>
      <text:p text:style-name="Preformatted_20_Text"/>
      <text:p text:style-name="Preformatted_20_Text">mysql&gt; select * from Account//</text:p>
      <text:p text:style-name="Preformatted_20_Text">+--------+----------+-----------+---------+-----------+</text:p>
      <text:p text:style-name="Preformatted_20_Text">| acc_no | acc_type | balance <text:s text:c="2"/>| cust_no | branch_no |</text:p>
      <text:p text:style-name="Preformatted_20_Text">+--------+----------+-----------+---------+-----------+</text:p>
      <text:p text:style-name="Preformatted_20_Text">| <text:s/>22101 | savings <text:s/>| <text:s/>28000.00 | <text:s text:c="6"/>1 | <text:s text:c="6"/>101 |</text:p>
      <text:p text:style-name="Preformatted_20_Text">| <text:s/>22102 | current <text:s/>| 300000.00 | <text:s text:c="6"/>2 | <text:s text:c="6"/>101 |</text:p>
      <text:p text:style-name="Preformatted_20_Text">| <text:s/>22103 | savings <text:s/>| <text:s/>25000.00 | <text:s text:c="6"/>2 | <text:s text:c="6"/>102 |</text:p>
      <text:p text:style-name="Preformatted_20_Text">| <text:s/>22104 | savings <text:s/>| <text:s text:c="2"/>9000.00 | <text:s text:c="6"/>1 | <text:s text:c="6"/>102 |</text:p>
      <text:p text:style-name="Preformatted_20_Text">| <text:s/>22105 | savings <text:s/>| <text:s/>95000.00 | <text:s text:c="6"/>3 | <text:s text:c="6"/>103 |</text:p>
      <text:p text:style-name="Preformatted_20_Text">| <text:s/>22106 | current <text:s/>| <text:s/>70000.00 | <text:s text:c="6"/>4 | <text:s text:c="6"/>104 |</text:p>
      <text:p text:style-name="Preformatted_20_Text">| <text:s/>22107 | savings <text:s/>| <text:s/>71000.00 | <text:s text:c="6"/>5 | <text:s text:c="6"/>105 |</text:p>
      <text:p text:style-name="Preformatted_20_Text">| <text:s/>22108 | savings <text:s/>| <text:s/>67000.00 | <text:s text:c="6"/>6 | <text:s text:c="6"/>106 |</text:p>
      <text:p text:style-name="Preformatted_20_Text">| <text:s/>22109 | savings <text:s/>| <text:s/>66000.00 | <text:s text:c="6"/>7 | <text:s text:c="6"/>107 |</text:p>
      <text:p text:style-name="Preformatted_20_Text"><text:soft-page-break/>| <text:s/>22110 | savings <text:s/>| <text:s/>54000.00 | <text:s text:c="6"/>8 | <text:s text:c="6"/>108 |</text:p>
      <text:p text:style-name="Preformatted_20_Text">| <text:s/>22111 | savings <text:s/>| <text:s/>51000.00 | <text:s text:c="6"/>9 | <text:s text:c="6"/>109 |</text:p>
      <text:p text:style-name="Preformatted_20_Text">| <text:s/>22112 | savings <text:s/>| <text:s/>28000.00 | <text:s text:c="6"/>9 | <text:s text:c="6"/>110 |</text:p>
      <text:p text:style-name="Preformatted_20_Text">| <text:s/>22113 | current <text:s/>| <text:s/>87000.00 | <text:s text:c="6"/>7 | <text:s text:c="6"/>111 |</text:p>
      <text:p text:style-name="Preformatted_20_Text">| <text:s/>22114 | savings <text:s/>| <text:s/>69000.00 | <text:s text:c="5"/>10 | <text:s text:c="6"/>111 |</text:p>
      <text:p text:style-name="Preformatted_20_Text">+--------+----------+-----------+---------+-----------+</text:p>
      <text:p text:style-name="Preformatted_20_Text">14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Write a procedure withdrawal for the following</text:p>
      <text:p text:style-name="Preformatted_20_Text"><text:s/>1. Accept balance amount and acc_no for withdrawal as input parameters.</text:p>
      <text:p text:style-name="Preformatted_20_Text"><text:s/>2. Check if input amount is less than actual balance of accounts.</text:p>
      <text:p text:style-name="Preformatted_20_Text"><text:s/>3. If input amount is less ,givethe message “withdrawal allowed from account” otherwise give the message “withdrawal not allowed from account”. Update the balance field.</text:p>
      <text:p text:style-name="Preformatted_20_Text"/>
      <text:p text:style-name="Preformatted_20_Text"><text:s text:c="2"/>mysql&gt; create procedure withdraw (in amt float, in acc_num int)</text:p>
      <text:p text:style-name="Preformatted_20_Text"><text:s text:c="4"/>-&gt; <text:s text:c="2"/>begin </text:p>
      <text:p text:style-name="Preformatted_20_Text"><text:s text:c="4"/>-&gt; <text:s text:c="2"/>declare bal float; </text:p>
      <text:p text:style-name="Preformatted_20_Text"><text:s text:c="4"/>-&gt; <text:s text:c="2"/>select balance into bal from Account where <text:s/>acc_no = acc_num; </text:p>
      <text:p text:style-name="Preformatted_20_Text"><text:s text:c="4"/>-&gt; <text:s text:c="2"/>if bal &gt; amt then </text:p>
      <text:p text:style-name="Preformatted_20_Text"><text:s text:c="4"/>-&gt; <text:s text:c="2"/>update Account set balance = balance -amt where acc_no = acc_num; </text:p>
      <text:p text:style-name="Preformatted_20_Text"><text:s text:c="4"/>-&gt; <text:s text:c="2"/>select 'Withdrawalallowed from Account' as Message; </text:p>
      <text:p text:style-name="Preformatted_20_Text"><text:s text:c="4"/>-&gt; <text:s text:c="2"/>else </text:p>
      <text:p text:style-name="Preformatted_20_Text"><text:s text:c="4"/>-&gt; <text:s text:c="2"/>select 'Withdrawal not allowed from Account' as Message; </text:p>
      <text:p text:style-name="Preformatted_20_Text"><text:s text:c="4"/>-&gt; <text:s text:c="2"/>end if; </text:p>
      <text:p text:style-name="Preformatted_20_Text"><text:s text:c="4"/>-&gt; <text:s text:c="2"/>end //</text:p>
      <text:p text:style-name="Preformatted_20_Text">Query OK, 0 rows affected (0.19 sec)</text:p>
      <text:p text:style-name="Preformatted_20_Text"/>
      <text:p text:style-name="Preformatted_20_Text">mysql&gt; select * from Account</text:p>
      <text:p text:style-name="Preformatted_20_Text"><text:s text:c="4"/>-&gt; //</text:p>
      <text:p text:style-name="Preformatted_20_Text">+--------+----------+-----------+---------+-----------+</text:p>
      <text:p text:style-name="Preformatted_20_Text">| acc_no | acc_type | balance <text:s text:c="2"/>| cust_no | branch_no |</text:p>
      <text:p text:style-name="Preformatted_20_Text">+--------+----------+-----------+---------+-----------+</text:p>
      <text:p text:style-name="Preformatted_20_Text">| <text:s/>22101 | savings <text:s/>| <text:s/>28000.00 | <text:s text:c="6"/>1 | <text:s text:c="6"/>101 |</text:p>
      <text:p text:style-name="Preformatted_20_Text">| <text:s/>22102 | current <text:s/>| 300000.00 | <text:s text:c="6"/>2 | <text:s text:c="6"/>101 |</text:p>
      <text:p text:style-name="Preformatted_20_Text">| <text:s/>22103 | savings <text:s/>| <text:s/>25000.00 | <text:s text:c="6"/>2 | <text:s text:c="6"/>102 |</text:p>
      <text:p text:style-name="Preformatted_20_Text">| <text:s/>22104 | savings <text:s/>| <text:s text:c="2"/>9000.00 | <text:s text:c="6"/>1 | <text:s text:c="6"/>102 |</text:p>
      <text:p text:style-name="Preformatted_20_Text">| <text:s/>22105 | savings <text:s/>| <text:s/>95000.00 | <text:s text:c="6"/>3 | <text:s text:c="6"/>103 |</text:p>
      <text:p text:style-name="Preformatted_20_Text">| <text:s/>22106 | current <text:s/>| <text:s/>70000.00 | <text:s text:c="6"/>4 | <text:s text:c="6"/>104 |</text:p>
      <text:p text:style-name="Preformatted_20_Text">| <text:s/>22107 | savings <text:s/>| <text:s/>71000.00 | <text:s text:c="6"/>5 | <text:s text:c="6"/>105 |</text:p>
      <text:p text:style-name="Preformatted_20_Text">| <text:s/>22108 | savings <text:s/>| <text:s/>67000.00 | <text:s text:c="6"/>6 | <text:s text:c="6"/>106 |</text:p>
      <text:p text:style-name="Preformatted_20_Text">| <text:s/>22109 | savings <text:s/>| <text:s/>66000.00 | <text:s text:c="6"/>7 | <text:s text:c="6"/>107 |</text:p>
      <text:p text:style-name="Preformatted_20_Text">| <text:s/>22110 | savings <text:s/>| <text:s/>54000.00 | <text:s text:c="6"/>8 | <text:s text:c="6"/>108 |</text:p>
      <text:p text:style-name="Preformatted_20_Text">| <text:s/>22111 | savings <text:s/>| <text:s/>51000.00 | <text:s text:c="6"/>9 | <text:s text:c="6"/>109 |</text:p>
      <text:p text:style-name="Preformatted_20_Text">| <text:s/>22112 | savings <text:s/>| <text:s/>28000.00 | <text:s text:c="6"/>9 | <text:s text:c="6"/>110 |</text:p>
      <text:p text:style-name="Preformatted_20_Text">| <text:s/>22113 | current <text:s/>| <text:s/>87000.00 | <text:s text:c="6"/>7 | <text:s text:c="6"/>111 |</text:p>
      <text:p text:style-name="Preformatted_20_Text">| <text:s/>22114 | savings <text:s/>| <text:s/>69000.00 | <text:s text:c="5"/>10 | <text:s text:c="6"/>111 |</text:p>
      <text:p text:style-name="Preformatted_20_Text">+--------+----------+-----------+---------+-----------+</text:p>
      <text:p text:style-name="Preformatted_20_Text">14 rows in set (0.00 sec)</text:p>
      <text:p text:style-name="Preformatted_20_Text"/>
      <text:p text:style-name="Preformatted_20_Text">mysql&gt; call withdraw(30000, 22103)</text:p>
      <text:p text:style-name="Preformatted_20_Text"><text:s text:c="4"/>-&gt; //</text:p>
      <text:p text:style-name="Preformatted_20_Text">+-------------------------------------+</text:p>
      <text:p text:style-name="Preformatted_20_Text">| Message <text:s text:c="28"/>|</text:p>
      <text:p text:style-name="Preformatted_20_Text">+-------------------------------------+</text:p>
      <text:p text:style-name="Preformatted_20_Text">| Withdrawal not allowed from Account |</text:p>
      <text:p text:style-name="Preformatted_20_Text">+-------------------------------------+</text:p>
      <text:p text:style-name="Preformatted_20_Text">1 row in set (0.04 sec)</text:p>
      <text:p text:style-name="Preformatted_20_Text"/>
      <text:p text:style-name="Preformatted_20_Text">Query OK, 0 rows affected (0.04 sec)</text:p>
      <text:p text:style-name="Preformatted_20_Text"/>
      <text:p text:style-name="Preformatted_20_Text">mysql&gt; call withdraw(1000, 22103)//</text:p>
      <text:p text:style-name="Preformatted_20_Text"><text:soft-page-break/>+--------------------------------+</text:p>
      <text:p text:style-name="Preformatted_20_Text">| Message <text:s text:c="23"/>|</text:p>
      <text:p text:style-name="Preformatted_20_Text">+--------------------------------+</text:p>
      <text:p text:style-name="Preformatted_20_Text">| Withdrawalallowed from Account |</text:p>
      <text:p text:style-name="Preformatted_20_Text">+--------------------------------+</text:p>
      <text:p text:style-name="Preformatted_20_Text">1 row in set (0.08 sec)</text:p>
      <text:p text:style-name="Preformatted_20_Text"/>
      <text:p text:style-name="Preformatted_20_Text">Query OK, 0 rows affected (0.08 sec)</text:p>
      <text:p text:style-name="Preformatted_20_Text"/>
      <text:p text:style-name="Preformatted_20_Text">mysql&gt; select * from Account//</text:p>
      <text:p text:style-name="Preformatted_20_Text">+--------+----------+-----------+---------+-----------+</text:p>
      <text:p text:style-name="Preformatted_20_Text">| acc_no | acc_type | balance <text:s text:c="2"/>| cust_no | branch_no |</text:p>
      <text:p text:style-name="Preformatted_20_Text">+--------+----------+-----------+---------+-----------+</text:p>
      <text:p text:style-name="Preformatted_20_Text">| <text:s/>22101 | savings <text:s/>| <text:s/>28000.00 | <text:s text:c="6"/>1 | <text:s text:c="6"/>101 |</text:p>
      <text:p text:style-name="Preformatted_20_Text">| <text:s/>22102 | current <text:s/>| 300000.00 | <text:s text:c="6"/>2 | <text:s text:c="6"/>101 |</text:p>
      <text:p text:style-name="Preformatted_20_Text">| <text:s/>22103 | savings <text:s/>| <text:s/>24000.00 | <text:s text:c="6"/>2 | <text:s text:c="6"/>102 |</text:p>
      <text:p text:style-name="Preformatted_20_Text">| <text:s/>22104 | savings <text:s/>| <text:s text:c="2"/>9000.00 | <text:s text:c="6"/>1 | <text:s text:c="6"/>102 |</text:p>
      <text:p text:style-name="Preformatted_20_Text">| <text:s/>22105 | savings <text:s/>| <text:s/>95000.00 | <text:s text:c="6"/>3 | <text:s text:c="6"/>103 |</text:p>
      <text:p text:style-name="Preformatted_20_Text">| <text:s/>22106 | current <text:s/>| <text:s/>70000.00 | <text:s text:c="6"/>4 | <text:s text:c="6"/>104 |</text:p>
      <text:p text:style-name="Preformatted_20_Text">| <text:s/>22107 | savings <text:s/>| <text:s/>71000.00 | <text:s text:c="6"/>5 | <text:s text:c="6"/>105 |</text:p>
      <text:p text:style-name="Preformatted_20_Text">| <text:s/>22108 | savings <text:s/>| <text:s/>67000.00 | <text:s text:c="6"/>6 | <text:s text:c="6"/>106 |</text:p>
      <text:p text:style-name="Preformatted_20_Text">| <text:s/>22109 | savings <text:s/>| <text:s/>66000.00 | <text:s text:c="6"/>7 | <text:s text:c="6"/>107 |</text:p>
      <text:p text:style-name="Preformatted_20_Text">| <text:s/>22110 | savings <text:s/>| <text:s/>54000.00 | <text:s text:c="6"/>8 | <text:s text:c="6"/>108 |</text:p>
      <text:p text:style-name="Preformatted_20_Text">| <text:s/>22111 | savings <text:s/>| <text:s/>51000.00 | <text:s text:c="6"/>9 | <text:s text:c="6"/>109 |</text:p>
      <text:p text:style-name="Preformatted_20_Text">| <text:s/>22112 | savings <text:s/>| <text:s/>28000.00 | <text:s text:c="6"/>9 | <text:s text:c="6"/>110 |</text:p>
      <text:p text:style-name="Preformatted_20_Text">| <text:s/>22113 | current <text:s/>| <text:s/>87000.00 | <text:s text:c="6"/>7 | <text:s text:c="6"/>111 |</text:p>
      <text:p text:style-name="Preformatted_20_Text">| <text:s/>22114 | savings <text:s/>| <text:s/>69000.00 | <text:s text:c="5"/>10 | <text:s text:c="6"/>111 |</text:p>
      <text:p text:style-name="Preformatted_20_Text">+--------+----------+-----------+---------+-----------+</text:p>
      <text:p text:style-name="Preformatted_20_Text">14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c) Stored Functions:*************</text:p>
      <text:p text:style-name="Preformatted_20_Text"/>
      <text:p text:style-name="Preformatted_20_Text">a) Write a function that returns the total loan amount of a particular branch. ( Accept branch name as input parameter.)</text:p>
      <text:p text:style-name="Preformatted_20_Text"/>
      <text:p text:style-name="Preformatted_20_Text">mysql&gt; select * from Loan//</text:p>
      <text:p text:style-name="Preformatted_20_Text">+---------+----------+-------------+---------+-----------+</text:p>
      <text:p text:style-name="Preformatted_20_Text">| loan_no | loan_amt | no_of_years | cust_no | branch_no |</text:p>
      <text:p text:style-name="Preformatted_20_Text">+---------+----------+-------------+---------+-----------+</text:p>
      <text:p text:style-name="Preformatted_20_Text">| <text:s text:c="2"/>33101 | 15000.00 | <text:s text:c="10"/>1 | <text:s text:c="6"/>1 | <text:s text:c="6"/>101 |</text:p>
      <text:p text:style-name="Preformatted_20_Text">| <text:s text:c="2"/>33102 | 41000.00 | <text:s text:c="10"/>4 | <text:s text:c="6"/>2 | <text:s text:c="6"/>112 |</text:p>
      <text:p text:style-name="Preformatted_20_Text">| <text:s text:c="2"/>33103 | 45000.00 | <text:s text:c="10"/>4 | <text:s text:c="6"/>3 | <text:s text:c="6"/>112 |</text:p>
      <text:p text:style-name="Preformatted_20_Text">| <text:s text:c="2"/>33104 | 20000.00 | <text:s text:c="10"/>2 | <text:s text:c="6"/>4 | <text:s text:c="6"/>102 |</text:p>
      <text:p text:style-name="Preformatted_20_Text">| <text:s text:c="2"/>33105 | 21000.00 | <text:s text:c="10"/>2 | <text:s text:c="6"/>5 | <text:s text:c="6"/>105 |</text:p>
      <text:p text:style-name="Preformatted_20_Text">| <text:s text:c="2"/>33106 | 21200.00 | <text:s text:c="10"/>2 | <text:s text:c="6"/>6 | <text:s text:c="6"/>106 |</text:p>
      <text:p text:style-name="Preformatted_20_Text">| <text:s text:c="2"/>33107 | 21200.00 | <text:s text:c="10"/>2 | <text:s text:c="6"/>7 | <text:s text:c="6"/>107 |</text:p>
      <text:p text:style-name="Preformatted_20_Text">| <text:s text:c="2"/>33108 | 21200.00 | <text:s text:c="10"/>2 | <text:s text:c="6"/>8 | <text:s text:c="6"/>108 |</text:p>
      <text:p text:style-name="Preformatted_20_Text">| <text:s text:c="2"/>33109 | 43000.00 | <text:s text:c="10"/>5 | <text:s text:c="6"/>9 | <text:s text:c="6"/>110 |</text:p>
      <text:p text:style-name="Preformatted_20_Text">| <text:s text:c="2"/>33110 | 60000.00 | <text:s text:c="10"/>6 | <text:s text:c="6"/>9 | <text:s text:c="6"/>109 |</text:p>
      <text:p text:style-name="Preformatted_20_Text">| <text:s text:c="2"/>33111 | 98000.00 | <text:s text:c="10"/>7 | <text:s text:c="6"/>7 | <text:s text:c="6"/>111 |</text:p>
      <text:p text:style-name="Preformatted_20_Text">| <text:s text:c="2"/>33112 | 40000.00 | <text:s text:c="10"/>4 | <text:s text:c="6"/>4 | <text:s text:c="6"/>112 |</text:p>
      <text:p text:style-name="Preformatted_20_Text">| <text:s text:c="2"/>33113 | 21000.00 | <text:s text:c="10"/>3 | <text:s text:c="6"/>5 | <text:s text:c="6"/>112 |</text:p>
      <text:p text:style-name="Preformatted_20_Text">+---------+----------+-------------+---------+-----------+</text:p>
      <text:p text:style-name="Preformatted_20_Text">13 rows in set (0.00 sec)</text:p>
      <text:p text:style-name="Preformatted_20_Text"/>
      <text:p text:style-name="Preformatted_20_Text">mysql&gt; select * from Branch//</text:p>
      <text:p text:style-name="Preformatted_20_Text">+-----------+---------------+-------------+</text:p>
      <text:p text:style-name="Preformatted_20_Text">| branch_no | branch_name <text:s text:c="2"/>| branch_city |</text:p>
      <text:p text:style-name="Preformatted_20_Text">+-----------+---------------+-------------+</text:p>
      <text:p text:style-name="Preformatted_20_Text">| <text:s text:c="6"/>101 | Sadashiv Peth | Pune <text:s text:c="7"/>|</text:p>
      <text:p text:style-name="Preformatted_20_Text">| <text:s text:c="6"/>102 | Ravivar Peth <text:s/>| Pune <text:s text:c="7"/>|</text:p>
      <text:p text:style-name="Preformatted_20_Text"><text:soft-page-break/>| <text:s text:c="6"/>103 | MG Road <text:s text:c="6"/>| Pune <text:s text:c="7"/>|</text:p>
      <text:p text:style-name="Preformatted_20_Text">| <text:s text:c="6"/>104 | Kurla <text:s text:c="8"/>| Mumbai <text:s text:c="5"/>|</text:p>
      <text:p text:style-name="Preformatted_20_Text">| <text:s text:c="6"/>105 | Bandra <text:s text:c="7"/>| Mumbai <text:s text:c="5"/>|</text:p>
      <text:p text:style-name="Preformatted_20_Text">| <text:s text:c="6"/>106 | CST <text:s text:c="10"/>| Mumbai <text:s text:c="5"/>|</text:p>
      <text:p text:style-name="Preformatted_20_Text">| <text:s text:c="6"/>107 | SS <text:s text:c="11"/>| Kolkata <text:s text:c="4"/>|</text:p>
      <text:p text:style-name="Preformatted_20_Text">| <text:s text:c="6"/>108 | IT Park <text:s text:c="6"/>| Kolkata <text:s text:c="4"/>|</text:p>
      <text:p text:style-name="Preformatted_20_Text">| <text:s text:c="6"/>109 | Ganesh Peth <text:s text:c="2"/>| Pune <text:s text:c="7"/>|</text:p>
      <text:p text:style-name="Preformatted_20_Text">| <text:s text:c="6"/>110 | FC Road <text:s text:c="6"/>| Pune <text:s text:c="7"/>|</text:p>
      <text:p text:style-name="Preformatted_20_Text">| <text:s text:c="6"/>111 | MC <text:s text:c="11"/>| Pune <text:s text:c="7"/>|</text:p>
      <text:p text:style-name="Preformatted_20_Text">| <text:s text:c="6"/>112 | CIDCO <text:s text:c="8"/>| Kolkata <text:s text:c="4"/>|</text:p>
      <text:p text:style-name="Preformatted_20_Text">+-----------+---------------+-------------+</text:p>
      <text:p text:style-name="Preformatted_20_Text">12 rows in set (0.00 sec)</text:p>
      <text:p text:style-name="Preformatted_20_Text"/>
      <text:p text:style-name="Preformatted_20_Text">mysql&gt; <text:s/>create function total_loan(b_name varchar(30)) returns float </text:p>
      <text:p text:style-name="Preformatted_20_Text"><text:s text:c="4"/>-&gt; <text:s/>deterministic </text:p>
      <text:p text:style-name="Preformatted_20_Text"><text:s text:c="4"/>-&gt; <text:s/>begin </text:p>
      <text:p text:style-name="Preformatted_20_Text"><text:s text:c="4"/>-&gt; <text:s/>declare op float; </text:p>
      <text:p text:style-name="Preformatted_20_Text"><text:s text:c="4"/>-&gt; <text:s/>select sum(loan_amt) as total_loan_amt into op from loan, branch where branch.branch_no = loan.branch_no and branch_name = b_name; </text:p>
      <text:p text:style-name="Preformatted_20_Text"><text:s text:c="4"/>-&gt; <text:s/>return(op); </text:p>
      <text:p text:style-name="Preformatted_20_Text"><text:s text:c="4"/>-&gt; <text:s/>end //</text:p>
      <text:p text:style-name="Preformatted_20_Text">Query OK, 0 rows affected (0.18 sec)</text:p>
      <text:p text:style-name="Preformatted_20_Text"/>
      <text:p text:style-name="Preformatted_20_Text">mysql&gt; <text:s/>select total_loan('CIDCO')//</text:p>
      <text:p text:style-name="Preformatted_20_Text">+---------------------+</text:p>
      <text:p text:style-name="Preformatted_20_Text">| total_loan('CIDCO') |</text:p>
      <text:p text:style-name="Preformatted_20_Text">+---------------------+</text:p>
      <text:p text:style-name="Preformatted_20_Text">| <text:s text:c="13"/>147000 |</text:p>
      <text:p text:style-name="Preformatted_20_Text">+---------------------+</text:p>
      <text:p text:style-name="Preformatted_20_Text">1 row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Write a function to count the no. of customers of particular branch. (Accept branch name as input parameter).</text:p>
      <text:p text:style-name="Preformatted_20_Text"/>
      <text:p text:style-name="Preformatted_20_Text">mysql&gt; create function count_cust(br_name varchar(30)) returns int <text:s text:c="2"/>deterministic <text:s text:c="2"/>begin <text:s text:c="2"/>declare op int; <text:s text:c="2"/>select count(cust_no) as no_of_cust into op from Account, Branch where Branch.branch_no = Account.branch_no and Branch_name = br_name; <text:s text:c="2"/>return(op); <text:s text:c="2"/>end //</text:p>
      <text:p text:style-name="Preformatted_20_Text">Query OK, 0 rows affected (0.16 sec)</text:p>
      <text:p text:style-name="Preformatted_20_Text"/>
      <text:p text:style-name="Preformatted_20_Text"><text:s/>mysql&gt; select count_cust('MC');</text:p>
      <text:p text:style-name="Preformatted_20_Text"><text:s text:c="4"/>-&gt; //</text:p>
      <text:p text:style-name="Preformatted_20_Text">+------------------+</text:p>
      <text:p text:style-name="Preformatted_20_Text">| count_cust('MC') |</text:p>
      <text:p text:style-name="Preformatted_20_Text">+------------------+</text:p>
      <text:p text:style-name="Preformatted_20_Text">| <text:s text:c="15"/>2 |</text:p>
      <text:p text:style-name="Preformatted_20_Text">+------------------+</text:p>
      <text:p text:style-name="Preformatted_20_Text">1 row in set (0.01 sec)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d) Cursors:*************</text:p>
      <text:p text:style-name="Preformatted_20_Text"/>
      <text:p text:style-name="Preformatted_20_Text">a) Write a procedure using cursor to display the customers having loan amounts between 40000 and 50000 from branch name 'CIDCO'.</text:p>
      <text:p text:style-name="Preformatted_20_Text"/>
      <text:p text:style-name="Preformatted_20_Text">mysql&gt; create procedure C1() <text:s text:c="2"/>begin <text:s text:c="2"/>declare done int default 0; <text:s text:c="2"/>declare customer_name varchar(30); <text:s/>declare loan_amount float; <text:s text:c="2"/>declare branch_n varchar(30);</text:p>
      <text:p text:style-name="Preformatted_20_Text">declare cur1 cursor for select Customer.cust_name, Loan.loan_amt, Branch.branch_name from Customer, Branch, Loan where Customer.cust_no = <text:soft-page-break/>Loan.cust_no and Branch.branch_no = Loan.branch_no and Loan_amt between 40000 and 50000 and Branch.branch_name = 'CIDCO'; <text:s text:c="2"/>declare continue handler for SQLSTATE '02000' set done = 1; <text:s text:c="2"/>open cur1; <text:s text:c="2"/>repeat <text:s text:c="2"/>fetch cur1 into customer_name, loan_amount, branch_n; <text:s text:c="2"/>if not done then <text:s text:c="2"/>select customer_name, loan_amount, branch_n; <text:s text:c="2"/>end if; <text:s text:c="2"/>until done <text:s text:c="2"/>end repeat; <text:s text:c="2"/>close cur1; <text:s text:c="2"/>end//</text:p>
      <text:p text:style-name="Preformatted_20_Text">Query OK, 0 rows affected (0.18 sec)</text:p>
      <text:p text:style-name="Preformatted_20_Text"/>
      <text:p text:style-name="Preformatted_20_Text">mysql&gt; call C1()//</text:p>
      <text:p text:style-name="Preformatted_20_Text">+---------------+-------------+----------+</text:p>
      <text:p text:style-name="Preformatted_20_Text">| customer_name | loan_amount | branch_n |</text:p>
      <text:p text:style-name="Preformatted_20_Text">+---------------+-------------+----------+</text:p>
      <text:p text:style-name="Preformatted_20_Text">| Aakash <text:s text:c="7"/>| <text:s text:c="6"/>41000 | CIDCO <text:s text:c="3"/>|</text:p>
      <text:p text:style-name="Preformatted_20_Text">+---------------+-------------+----------+</text:p>
      <text:p text:style-name="Preformatted_20_Text">1 row in set (0.00 sec)</text:p>
      <text:p text:style-name="Preformatted_20_Text"/>
      <text:p text:style-name="Preformatted_20_Text">+---------------+-------------+----------+</text:p>
      <text:p text:style-name="Preformatted_20_Text">| customer_name | loan_amount | branch_n |</text:p>
      <text:p text:style-name="Preformatted_20_Text">+---------------+-------------+----------+</text:p>
      <text:p text:style-name="Preformatted_20_Text">| RJ <text:s text:c="11"/>| <text:s text:c="6"/>45000 | CIDCO <text:s text:c="3"/>|</text:p>
      <text:p text:style-name="Preformatted_20_Text">+---------------+-------------+----------+</text:p>
      <text:p text:style-name="Preformatted_20_Text">1 row in set (0.00 sec)</text:p>
      <text:p text:style-name="Preformatted_20_Text"/>
      <text:p text:style-name="Preformatted_20_Text">+---------------+-------------+----------+</text:p>
      <text:p text:style-name="Preformatted_20_Text">| customer_name | loan_amount | branch_n |</text:p>
      <text:p text:style-name="Preformatted_20_Text">+---------------+-------------+----------+</text:p>
      <text:p text:style-name="Preformatted_20_Text">| Nachi <text:s text:c="8"/>| <text:s text:c="6"/>40000 | CIDCO <text:s text:c="3"/>|</text:p>
      <text:p text:style-name="Preformatted_20_Text">+---------------+-------------+----------+</text:p>
      <text:p text:style-name="Preformatted_20_Text">1 row in set (0.00 sec)</text:p>
      <text:p text:style-name="Preformatted_20_Text"/>
      <text:p text:style-name="Preformatted_20_Text">Query OK, 0 rows affected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Write a procedure using cursor add an interest of 3% to the balance of all accounts having balance &gt; 5000</text:p>
      <text:p text:style-name="Preformatted_20_Text"/>
      <text:p text:style-name="Preformatted_20_Text">mysql&gt; <text:s/>create procedure C2() </text:p>
      <text:p text:style-name="Preformatted_20_Text"><text:s text:c="4"/>-&gt; <text:s/>begin </text:p>
      <text:p text:style-name="Preformatted_20_Text"><text:s text:c="4"/>-&gt; <text:s/>declare done int default 0; </text:p>
      <text:p text:style-name="Preformatted_20_Text"><text:s text:c="4"/>-&gt; <text:s/>declare bal float; </text:p>
      <text:p text:style-name="Preformatted_20_Text"><text:s text:c="4"/>-&gt; <text:s/>declare account_no int; </text:p>
      <text:p text:style-name="Preformatted_20_Text"><text:s text:c="4"/>-&gt; <text:s/>declare cur1 cursor for select balance from Account where balance &gt; 5000; </text:p>
      <text:p text:style-name="Preformatted_20_Text"><text:s text:c="4"/>-&gt; <text:s/>declare cur2 cursor for select acc_no from Account where balance &gt; 5000; </text:p>
      <text:p text:style-name="Preformatted_20_Text"><text:s text:c="4"/>-&gt; <text:s/>declare continue handler for SQLSTATE '02000' set done = 1; </text:p>
      <text:p text:style-name="Preformatted_20_Text"><text:s text:c="4"/>-&gt; <text:s/>open cur1; </text:p>
      <text:p text:style-name="Preformatted_20_Text"><text:s text:c="4"/>-&gt; <text:s/>open cur2; </text:p>
      <text:p text:style-name="Preformatted_20_Text"><text:s text:c="4"/>-&gt; <text:s/>repeat </text:p>
      <text:p text:style-name="Preformatted_20_Text"><text:s text:c="4"/>-&gt; <text:s/>fetch cur1 into bal; </text:p>
      <text:p text:style-name="Preformatted_20_Text"><text:s text:c="4"/>-&gt; <text:s/>fetch cur2 into account_no; </text:p>
      <text:p text:style-name="Preformatted_20_Text"><text:s text:c="4"/>-&gt; <text:s/>if not done then </text:p>
      <text:p text:style-name="Preformatted_20_Text"><text:s text:c="4"/>-&gt; <text:s/>set bal = (bal * 3 * 0.01) + bal; </text:p>
      <text:p text:style-name="Preformatted_20_Text"><text:s text:c="4"/>-&gt; <text:s/>update Account set balance = bal where acc_no = account_no; </text:p>
      <text:p text:style-name="Preformatted_20_Text"><text:s text:c="4"/>-&gt; <text:s/>select Account_no, bal; </text:p>
      <text:p text:style-name="Preformatted_20_Text"><text:s text:c="4"/>-&gt; <text:s/>end if; </text:p>
      <text:p text:style-name="Preformatted_20_Text"><text:s text:c="4"/>-&gt; <text:s/>until done </text:p>
      <text:p text:style-name="Preformatted_20_Text"><text:s text:c="4"/>-&gt; <text:s/>end repeat; </text:p>
      <text:p text:style-name="Preformatted_20_Text"><text:s text:c="4"/>-&gt; <text:s/>close cur1; </text:p>
      <text:p text:style-name="Preformatted_20_Text"><text:s text:c="4"/>-&gt; <text:s/>close cur2; </text:p>
      <text:p text:style-name="Preformatted_20_Text"><text:s text:c="4"/>-&gt; <text:s/>end //</text:p>
      <text:p text:style-name="Preformatted_20_Text">Query OK, 0 rows affected (0.16 sec)</text:p>
      <text:p text:style-name="Preformatted_20_Text"/>
      <text:p text:style-name="Preformatted_20_Text">mysql&gt; call C2()//</text:p>
      <text:p text:style-name="Preformatted_20_Text"><text:soft-page-break/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1 | 28840 |</text:p>
      <text:p text:style-name="Preformatted_20_Text">+------------+-------+</text:p>
      <text:p text:style-name="Preformatted_20_Text">1 row in set (0.37 sec)</text:p>
      <text:p text:style-name="Preformatted_20_Text"/>
      <text:p text:style-name="Preformatted_20_Text">+------------+--------+</text:p>
      <text:p text:style-name="Preformatted_20_Text">| Account_no | bal <text:s text:c="3"/>|</text:p>
      <text:p text:style-name="Preformatted_20_Text">+------------+--------+</text:p>
      <text:p text:style-name="Preformatted_20_Text">| <text:s text:c="5"/>22102 | 309000 |</text:p>
      <text:p text:style-name="Preformatted_20_Text">+------------+--------+</text:p>
      <text:p text:style-name="Preformatted_20_Text">1 row in set (0.5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3 | 24720 |</text:p>
      <text:p text:style-name="Preformatted_20_Text">+------------+-------+</text:p>
      <text:p text:style-name="Preformatted_20_Text">1 row in set (0.57 sec)</text:p>
      <text:p text:style-name="Preformatted_20_Text"/>
      <text:p text:style-name="Preformatted_20_Text">+------------+------+</text:p>
      <text:p text:style-name="Preformatted_20_Text">| Account_no | bal <text:s/>|</text:p>
      <text:p text:style-name="Preformatted_20_Text">+------------+------+</text:p>
      <text:p text:style-name="Preformatted_20_Text">| <text:s text:c="5"/>22104 | 9270 |</text:p>
      <text:p text:style-name="Preformatted_20_Text">+------------+------+</text:p>
      <text:p text:style-name="Preformatted_20_Text">1 row in set (0.7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5 | 97850 |</text:p>
      <text:p text:style-name="Preformatted_20_Text">+------------+-------+</text:p>
      <text:p text:style-name="Preformatted_20_Text">1 row in set (0.8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6 | 72100 |</text:p>
      <text:p text:style-name="Preformatted_20_Text">+------------+-------+</text:p>
      <text:p text:style-name="Preformatted_20_Text">1 row in set (0.9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7 | 73130 |</text:p>
      <text:p text:style-name="Preformatted_20_Text">+------------+-------+</text:p>
      <text:p text:style-name="Preformatted_20_Text">1 row in set (1.0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8 | 69010 |</text:p>
      <text:p text:style-name="Preformatted_20_Text">+------------+-------+</text:p>
      <text:p text:style-name="Preformatted_20_Text">1 row in set (1.1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09 | 67980 |</text:p>
      <text:p text:style-name="Preformatted_20_Text">+------------+-------+</text:p>
      <text:p text:style-name="Preformatted_20_Text">1 row in set (1.34 sec)</text:p>
      <text:p text:style-name="Preformatted_20_Text"/>
      <text:p text:style-name="Preformatted_20_Text">+------------+-------+</text:p>
      <text:p text:style-name="Preformatted_20_Text"><text:soft-page-break/>| Account_no | bal <text:s text:c="2"/>|</text:p>
      <text:p text:style-name="Preformatted_20_Text">+------------+-------+</text:p>
      <text:p text:style-name="Preformatted_20_Text">| <text:s text:c="5"/>22110 | 55620 |</text:p>
      <text:p text:style-name="Preformatted_20_Text">+------------+-------+</text:p>
      <text:p text:style-name="Preformatted_20_Text">1 row in set (1.59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11 | 52530 |</text:p>
      <text:p text:style-name="Preformatted_20_Text">+------------+-------+</text:p>
      <text:p text:style-name="Preformatted_20_Text">1 row in set (1.70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12 | 28840 |</text:p>
      <text:p text:style-name="Preformatted_20_Text">+------------+-------+</text:p>
      <text:p text:style-name="Preformatted_20_Text">1 row in set (1.77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13 | 89610 |</text:p>
      <text:p text:style-name="Preformatted_20_Text">+------------+-------+</text:p>
      <text:p text:style-name="Preformatted_20_Text">1 row in set (1.85 sec)</text:p>
      <text:p text:style-name="Preformatted_20_Text"/>
      <text:p text:style-name="Preformatted_20_Text">+------------+-------+</text:p>
      <text:p text:style-name="Preformatted_20_Text">| Account_no | bal <text:s text:c="2"/>|</text:p>
      <text:p text:style-name="Preformatted_20_Text">+------------+-------+</text:p>
      <text:p text:style-name="Preformatted_20_Text">| <text:s text:c="5"/>22114 | 71070 |</text:p>
      <text:p text:style-name="Preformatted_20_Text">+------------+-------+</text:p>
      <text:p text:style-name="Preformatted_20_Text">1 row in set (1.95 sec)</text:p>
      <text:p text:style-name="Preformatted_20_Text"/>
      <text:p text:style-name="Preformatted_20_Text">Query OK, 0 rows affected (1.95 sec)</text:p>
      <text:p text:style-name="Preformatted_20_Text"/>
      <text:p text:style-name="P2">--------------------------------------------------------------------------------</text:p>
      <text:p text:style-name="P2">--------------------------------------------------------------------------------</text:p>
      <text:p text:style-name="Preformatted_20_Text"/>
      <text:p text:style-name="Preformatted_20_Text">************(e) Triggers:*************</text:p>
      <text:p text:style-name="Preformatted_20_Text"/>
      <text:p text:style-name="Preformatted_20_Text">a) Write a trigger which will execute when account_no is less than 0 . Display the appropriate message.</text:p>
      <text:p text:style-name="Preformatted_20_Text"/>
      <text:p text:style-name="Preformatted_20_Text">create trigger T1 before update on Account for each row </text:p>
      <text:p text:style-name="Preformatted_20_Text">begin </text:p>
      <text:p text:style-name="Preformatted_20_Text">declare x int; </text:p>
      <text:p text:style-name="Preformatted_20_Text">if new.acc_no &lt; 0 then </text:p>
      <text:p text:style-name="Preformatted_20_Text">select 'Account number cannot be less than zero' into x from Account; </text:p>
      <text:p text:style-name="Preformatted_20_Text">end if; </text:p>
      <text:p text:style-name="Preformatted_20_Text">end //</text:p>
      <text:p text:style-name="Preformatted_20_Text"/>
      <text:p text:style-name="Preformatted_20_Text">mysql&gt; update Account set acc_no = -1 where acc_no = 22101//</text:p>
      <text:p text:style-name="Preformatted_20_Text">ERROR 1366 (HY000): Incorrect integer value: 'Account number cannot be less than zero' for column 'x' at row 1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Write a trigger which will execute when loan_amount is updated. Do not allow to update. Display the message that ' loan amount once given cannot be updated.”</text:p>
      <text:p text:style-name="Preformatted_20_Text"/>
      <text:p text:style-name="Preformatted_20_Text">mysql&gt; select * from Loan//</text:p>
      <text:p text:style-name="Preformatted_20_Text">+---------+----------+-------------+---------+-----------+</text:p>
      <text:p text:style-name="Preformatted_20_Text">| loan_no | loan_amt | no_of_years | cust_no | branch_no |</text:p>
      <text:p text:style-name="Preformatted_20_Text"><text:soft-page-break/>+---------+----------+-------------+---------+-----------+</text:p>
      <text:p text:style-name="Preformatted_20_Text">| <text:s text:c="2"/>33101 | 15000.00 | <text:s text:c="10"/>1 | <text:s text:c="6"/>1 | <text:s text:c="6"/>101 |</text:p>
      <text:p text:style-name="Preformatted_20_Text">| <text:s text:c="2"/>33102 | 41000.00 | <text:s text:c="10"/>4 | <text:s text:c="6"/>2 | <text:s text:c="6"/>112 |</text:p>
      <text:p text:style-name="Preformatted_20_Text">| <text:s text:c="2"/>33103 | 45000.00 | <text:s text:c="10"/>4 | <text:s text:c="6"/>3 | <text:s text:c="6"/>112 |</text:p>
      <text:p text:style-name="Preformatted_20_Text">| <text:s text:c="2"/>33104 | 20000.00 | <text:s text:c="10"/>2 | <text:s text:c="6"/>4 | <text:s text:c="6"/>102 |</text:p>
      <text:p text:style-name="Preformatted_20_Text">| <text:s text:c="2"/>33105 | 21000.00 | <text:s text:c="10"/>2 | <text:s text:c="6"/>5 | <text:s text:c="6"/>105 |</text:p>
      <text:p text:style-name="Preformatted_20_Text">| <text:s text:c="2"/>33106 | 21200.00 | <text:s text:c="10"/>2 | <text:s text:c="6"/>6 | <text:s text:c="6"/>106 |</text:p>
      <text:p text:style-name="Preformatted_20_Text">| <text:s text:c="2"/>33107 | 21200.00 | <text:s text:c="10"/>2 | <text:s text:c="6"/>7 | <text:s text:c="6"/>107 |</text:p>
      <text:p text:style-name="Preformatted_20_Text">| <text:s text:c="2"/>33108 | 21200.00 | <text:s text:c="10"/>2 | <text:s text:c="6"/>8 | <text:s text:c="6"/>108 |</text:p>
      <text:p text:style-name="Preformatted_20_Text">| <text:s text:c="2"/>33109 | 43000.00 | <text:s text:c="10"/>5 | <text:s text:c="6"/>9 | <text:s text:c="6"/>110 |</text:p>
      <text:p text:style-name="Preformatted_20_Text">| <text:s text:c="2"/>33110 | 60000.00 | <text:s text:c="10"/>6 | <text:s text:c="6"/>9 | <text:s text:c="6"/>109 |</text:p>
      <text:p text:style-name="Preformatted_20_Text">| <text:s text:c="2"/>33111 | 98000.00 | <text:s text:c="10"/>7 | <text:s text:c="6"/>7 | <text:s text:c="6"/>111 |</text:p>
      <text:p text:style-name="Preformatted_20_Text">| <text:s text:c="2"/>33112 | 40000.00 | <text:s text:c="10"/>4 | <text:s text:c="6"/>4 | <text:s text:c="6"/>112 |</text:p>
      <text:p text:style-name="Preformatted_20_Text">| <text:s text:c="2"/>33113 | 21000.00 | <text:s text:c="10"/>3 | <text:s text:c="6"/>5 | <text:s text:c="6"/>112 |</text:p>
      <text:p text:style-name="Preformatted_20_Text">+---------+----------+-------------+---------+-----------+</text:p>
      <text:p text:style-name="Preformatted_20_Text">13 rows in set (0.00 sec)</text:p>
      <text:p text:style-name="Preformatted_20_Text"/>
      <text:p text:style-name="Preformatted_20_Text"><text:s/>mysql&gt; <text:s/>create trigger T2 before update on Loan for each row </text:p>
      <text:p text:style-name="Preformatted_20_Text"><text:s text:c="4"/>-&gt; <text:s/>begin </text:p>
      <text:p text:style-name="Preformatted_20_Text"><text:s text:c="4"/>-&gt; <text:s/>declare x int; </text:p>
      <text:p text:style-name="Preformatted_20_Text"><text:s text:c="4"/>-&gt; <text:s/>if new.loan_amt then </text:p>
      <text:p text:style-name="Preformatted_20_Text"><text:s text:c="4"/>-&gt; <text:s/>select 'loan amount once given cannot be updated.' into x from Loan; </text:p>
      <text:p text:style-name="Preformatted_20_Text"><text:s text:c="4"/>-&gt; <text:s/>end if; </text:p>
      <text:p text:style-name="Preformatted_20_Text"><text:s text:c="4"/>-&gt; <text:s/>end //</text:p>
      <text:p text:style-name="Preformatted_20_Text">Query OK, 0 rows affected (0.14 sec)</text:p>
      <text:p text:style-name="Preformatted_20_Text"/>
      <text:p text:style-name="Preformatted_20_Text">mysql&gt; <text:s/>update Loan set loan_amt = 17000 where loan_no = 33101//</text:p>
      <text:p text:style-name="Preformatted_20_Text">ERROR 1366 (HY000): Incorrect integer value: 'loan amount once given cannot be updated.' for column 'x' at row 1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/>
      <text:p text:style-name="Preformatted_20_Text">************(f) Views:*************</text:p>
      <text:p text:style-name="Preformatted_20_Text"/>
      <text:p text:style-name="Preformatted_20_Text">a) Create a view which contains all the customer details along with the details of all accounts of that customer.</text:p>
      <text:p text:style-name="Preformatted_20_Text"/>
      <text:p text:style-name="Preformatted_20_Text">create view V1 as select Customer.*, Account.acc_no, Account.acc_type, Account.balance, Account.branch_no from Customer, Account where Customer.cust_no = Account.cust_no;</text:p>
      <text:p text:style-name="Preformatted_20_Text"/>
      <text:p text:style-name="Preformatted_20_Text">mysql&gt; select * from V1//</text:p>
      <text:p text:style-name="Preformatted_20_Text">+---------+-----------+-------------+-----------+--------+----------+-----------+-----------+</text:p>
      <text:p text:style-name="Preformatted_20_Text">| cust_no | cust_name | cust_street | cust_city | acc_no | acc_type | balance <text:s text:c="2"/>| branch_no |</text:p>
      <text:p text:style-name="Preformatted_20_Text">+---------+-----------+-------------+-----------+--------+----------+-----------+-----------+</text:p>
      <text:p text:style-name="Preformatted_20_Text">| <text:s text:c="6"/>1 | AtharvaCM | A <text:s text:c="10"/>| Pune <text:s text:c="5"/>| <text:s/>22101 | savings <text:s/>| <text:s/>28840.00 | <text:s text:c="6"/>101 |</text:p>
      <text:p text:style-name="Preformatted_20_Text">| <text:s text:c="6"/>1 | AtharvaCM | A <text:s text:c="10"/>| Pune <text:s text:c="5"/>| <text:s/>22104 | savings <text:s/>| <text:s text:c="2"/>9270.00 | <text:s text:c="6"/>102 |</text:p>
      <text:p text:style-name="Preformatted_20_Text">| <text:s text:c="6"/>2 | Aakash <text:s text:c="3"/>| A <text:s text:c="10"/>| Pune <text:s text:c="5"/>| <text:s/>22102 | current <text:s/>| 309000.00 | <text:s text:c="6"/>101 |</text:p>
      <text:p text:style-name="Preformatted_20_Text">| <text:s text:c="6"/>2 | Aakash <text:s text:c="3"/>| A <text:s text:c="10"/>| Pune <text:s text:c="5"/>| <text:s/>22103 | savings <text:s/>| <text:s/>24720.00 | <text:s text:c="6"/>102 |</text:p>
      <text:p text:style-name="Preformatted_20_Text">| <text:s text:c="6"/>3 | RJ <text:s text:c="7"/>| B <text:s text:c="10"/>| Pune <text:s text:c="5"/>| <text:s/>22105 | savings <text:s/>| <text:s/>97850.00 | <text:s text:c="6"/>103 |</text:p>
      <text:p text:style-name="Preformatted_20_Text">| <text:s text:c="6"/>4 | Nachi <text:s text:c="4"/>| B <text:s text:c="10"/>| Mumbai <text:s text:c="3"/>| <text:s/>22106 | current <text:s/>| <text:s/>72100.00 | <text:s text:c="6"/>104 |</text:p>
      <text:p text:style-name="Preformatted_20_Text">| <text:s text:c="6"/>5 | SSk <text:s text:c="6"/>| S <text:s text:c="10"/>| Mumbai <text:s text:c="3"/>| <text:s/>22107 | savings <text:s/>| <text:s/>73130.00 | <text:s text:c="6"/>105 |</text:p>
      <text:p text:style-name="Preformatted_20_Text">| <text:s text:c="6"/>6 | Jammy <text:s text:c="4"/>| D <text:s text:c="10"/>| Pune <text:s text:c="5"/>| <text:s/>22108 | savings <text:s/>| <text:s/>69010.00 <text:soft-page-break/>| <text:s text:c="6"/>106 |</text:p>
      <text:p text:style-name="Preformatted_20_Text">| <text:s text:c="6"/>7 | Nits <text:s text:c="5"/>| S <text:s text:c="10"/>| Pune <text:s text:c="5"/>| <text:s/>22109 | savings <text:s/>| <text:s/>67980.00 | <text:s text:c="6"/>107 |</text:p>
      <text:p text:style-name="Preformatted_20_Text">| <text:s text:c="6"/>7 | Nits <text:s text:c="5"/>| S <text:s text:c="10"/>| Pune <text:s text:c="5"/>| <text:s/>22113 | current <text:s/>| <text:s/>89610.00 | <text:s text:c="6"/>111 |</text:p>
      <text:p text:style-name="Preformatted_20_Text">| <text:s text:c="6"/>8 | Sanju <text:s text:c="4"/>| F <text:s text:c="10"/>| Kolkata <text:s text:c="2"/>| <text:s/>22110 | savings <text:s/>| <text:s/>55620.00 | <text:s text:c="6"/>108 |</text:p>
      <text:p text:style-name="Preformatted_20_Text">| <text:s text:c="6"/>9 | Swup <text:s text:c="5"/>| F <text:s text:c="10"/>| Kolkata <text:s text:c="2"/>| <text:s/>22111 | savings <text:s/>| <text:s/>52530.00 | <text:s text:c="6"/>109 |</text:p>
      <text:p text:style-name="Preformatted_20_Text">| <text:s text:c="6"/>9 | Swup <text:s text:c="5"/>| F <text:s text:c="10"/>| Kolkata <text:s text:c="2"/>| <text:s/>22112 | savings <text:s/>| <text:s/>28840.00 | <text:s text:c="6"/>110 |</text:p>
      <text:p text:style-name="Preformatted_20_Text">| <text:s text:c="5"/>10 | Ravi <text:s text:c="5"/>| D <text:s text:c="10"/>| Pune <text:s text:c="5"/>| <text:s/>22114 | savings <text:s/>| <text:s/>71070.00 | <text:s text:c="6"/>111 |</text:p>
      <text:p text:style-name="Preformatted_20_Text">+---------+-----------+-------------+-----------+--------+----------+-----------+-----------+</text:p>
      <text:p text:style-name="Preformatted_20_Text">14 rows in set (0.00 sec)</text:p>
      <text:p text:style-name="Preformatted_20_Text"/>
      <text:p text:style-name="Preformatted_20_Text">--------------------------------------------------------------------------------</text:p>
      <text:p text:style-name="Preformatted_20_Text"/>
      <text:p text:style-name="Preformatted_20_Text">b) Create a view which contains details of all loans from the ‘sadashiv peth’ branch.</text:p>
      <text:p text:style-name="Preformatted_20_Text"/>
      <text:p text:style-name="Preformatted_20_Text">create view V2 as select Loan.* from Loan, Branch where Branch.branch_no = Loan.branch_no and branch_name = 'Sadashiv Peth'</text:p>
      <text:p text:style-name="Preformatted_20_Text"/>
      <text:p text:style-name="Preformatted_20_Text">mysql&gt; select * from V2//</text:p>
      <text:p text:style-name="Preformatted_20_Text">+---------+----------+-------------+---------+-----------+</text:p>
      <text:p text:style-name="Preformatted_20_Text">| loan_no | loan_amt | no_of_years | cust_no | branch_no |</text:p>
      <text:p text:style-name="Preformatted_20_Text">+---------+----------+-------------+---------+-----------+</text:p>
      <text:p text:style-name="Preformatted_20_Text">| <text:s text:c="2"/>33101 | 15000.00 | <text:s text:c="10"/>1 | <text:s text:c="6"/>1 | <text:s text:c="6"/>101 |</text:p>
      <text:p text:style-name="Preformatted_20_Text">+---------+----------+-------------+---------+-----------+</text:p>
      <text:p text:style-name="Preformatted_20_Text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3T11:40:24.584264834</dc:date>
    <meta:editing-duration>PT9M41S</meta:editing-duration>
    <meta:editing-cycles>1</meta:editing-cycles>
    <meta:document-statistic meta:table-count="0" meta:image-count="0" meta:object-count="0" meta:page-count="21" meta:paragraph-count="979" meta:word-count="6871" meta:character-count="46948" meta:non-whitespace-character-count="36379"/>
    <meta:generator>LibreOffice/7.0.3.1$Linux_X86_64 LibreOffice_project/00$Build-1</meta:generator>
  </office:meta>
</office:document-meta>
</file>